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style>
    <style:style style:name="P4"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cm" fo:margin-bottom="0.499cm" style:contextual-spacing="false" fo:background-color="#f8f8f8"/>
    </style:style>
    <style:style style:name="P5"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text-properties officeooo:paragraph-rsid="0004111b"/>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style style:name="T1" style:family="text">
      <style:text-properties fo:language="zxx" fo:country="none"/>
    </style:style>
    <style:style style:name="T2" style:family="text">
      <style:text-properties fo:language="zxx" fo:country="none" fo:background-color="transparent" loext:char-shading-value="0"/>
    </style:style>
    <style:style style:name="T3" style:family="text">
      <style:text-properties style:use-window-font-color="true" loext:opacity="0%" fo:language="zxx" fo:country="none" fo:font-style="normal" style:text-underline-style="none" fo:font-weight="normal" fo:background-color="transparent" loext:char-shading-value="0"/>
    </style:style>
    <style:style style:name="T4" style:family="text">
      <style:text-properties fo:color="#008000" loext:opacity="100%" fo:language="zxx" fo:country="none" fo:font-style="normal" style:text-underline-style="none" fo:font-weight="bold" fo:background-color="transparent" loext:char-shading-value="0"/>
    </style:style>
    <style:style style:name="T5" style:family="text">
      <style:text-properties fo:color="#008000" loext:opacity="100%" fo:language="zxx" fo:country="none" fo:font-style="normal" style:text-underline-style="none" fo:font-weight="normal" fo:background-color="transparent" loext:char-shading-value="0"/>
    </style:style>
    <style:style style:name="T6" style:family="text">
      <style:text-properties fo:color="#008000" loext:opacity="100%" fo:font-size="8pt" fo:language="zxx" fo:country="none" fo:font-style="normal" style:text-underline-style="none" fo:font-weight="bold" fo:background-color="transparent" loext:char-shading-value="0" style:font-size-asian="8pt" style:font-size-complex="8pt"/>
    </style:style>
    <style:style style:name="T7" style:family="text">
      <style:text-properties fo:color="#008000" loext:opacity="100%" fo:font-size="8pt" fo:language="zxx" fo:country="none" fo:font-style="normal" style:text-underline-style="none" fo:font-weight="normal" fo:background-color="transparent" loext:char-shading-value="0" style:font-size-asian="8pt" style:font-size-complex="8pt"/>
    </style:style>
    <style:style style:name="T8" style:family="text">
      <style:text-properties fo:color="#000000" loext:opacity="100%" fo:language="zxx" fo:country="none" fo:font-style="normal" style:text-underline-style="none" fo:font-weight="normal" fo:background-color="transparent" loext:char-shading-value="0"/>
    </style:style>
    <style:style style:name="T9" style:family="text">
      <style:text-properties fo:color="#000000" loext:opacity="100%" fo:font-size="8pt" fo:language="zxx" fo:country="none" fo:font-style="normal" style:text-underline-style="none" fo:font-weight="normal" fo:background-color="transparent" loext:char-shading-value="0" style:font-size-asian="8pt" style:font-size-complex="8pt"/>
    </style:style>
    <style:style style:name="T10" style:family="text">
      <style:text-properties fo:color="#0000ff" loext:opacity="100%" fo:language="zxx" fo:country="none" fo:font-style="normal" style:text-underline-style="none" fo:font-weight="bold" fo:background-color="transparent" loext:char-shading-value="0"/>
    </style:style>
    <style:style style:name="T11" style:family="text">
      <style:text-properties fo:color="#0000ff" loext:opacity="100%" fo:language="zxx" fo:country="none" fo:font-style="normal" style:text-underline-style="none" fo:font-weight="normal" fo:background-color="transparent" loext:char-shading-value="0"/>
    </style:style>
    <style:style style:name="T12" style:family="text">
      <style:text-properties fo:color="#0000ff" loext:opacity="100%" fo:font-size="8pt" fo:language="zxx" fo:country="none" fo:font-style="normal" style:text-underline-style="none" fo:font-weight="bold" fo:background-color="transparent" loext:char-shading-value="0" style:font-size-asian="8pt" style:font-size-complex="8pt"/>
    </style:style>
    <style:style style:name="T13" style:family="text">
      <style:text-properties fo:color="#0000ff" loext:opacity="100%" fo:font-size="8pt" fo:language="zxx" fo:country="none" fo:font-style="normal" style:text-underline-style="none" fo:font-weight="normal" fo:background-color="transparent" loext:char-shading-value="0" style:font-size-asian="8pt" style:font-size-complex="8pt"/>
    </style:style>
    <style:style style:name="T14" style:family="text">
      <style:text-properties fo:color="#bbbbbb" loext:opacity="100%" fo:font-style="normal" style:text-underline-style="none" fo:font-weight="normal"/>
    </style:style>
    <style:style style:name="T15" style:family="text">
      <style:text-properties fo:color="#3d7b7b" loext:opacity="100%" fo:language="zxx" fo:country="none" fo:font-style="italic" style:text-underline-style="none" fo:font-weight="normal" fo:background-color="transparent" loext:char-shading-value="0"/>
    </style:style>
    <style:style style:name="T16" style:family="text">
      <style:text-properties fo:color="#3d7b7b" loext:opacity="100%" fo:font-size="8pt" fo:language="zxx" fo:country="none" fo:font-style="italic" style:text-underline-style="none" fo:font-weight="normal" fo:background-color="transparent" loext:char-shading-value="0" style:font-size-asian="8pt" style:font-size-complex="8pt"/>
    </style:style>
    <style:style style:name="T17" style:family="text">
      <style:text-properties fo:color="#666666" loext:opacity="100%" fo:language="zxx" fo:country="none" fo:font-style="normal" style:text-underline-style="none" fo:font-weight="normal" fo:background-color="transparent" loext:char-shading-value="0"/>
    </style:style>
    <style:style style:name="T18" style:family="text">
      <style:text-properties fo:color="#666666" loext:opacity="100%" fo:font-size="8pt" fo:language="zxx" fo:country="none" fo:font-style="normal" style:text-underline-style="none" fo:font-weight="normal" fo:background-color="transparent" loext:char-shading-value="0" style:font-size-asian="8pt" style:font-size-complex="8pt"/>
    </style:style>
    <style:style style:name="T19" style:family="text">
      <style:text-properties fo:color="#aa22ff" loext:opacity="100%" fo:language="zxx" fo:country="none" fo:font-style="normal" style:text-underline-style="none" fo:font-weight="bold" fo:background-color="transparent" loext:char-shading-value="0"/>
    </style:style>
    <style:style style:name="T20" style:family="text">
      <style:text-properties fo:color="#aa22ff" loext:opacity="100%" fo:font-size="8pt" fo:language="zxx" fo:country="none" fo:font-style="normal" style:text-underline-style="none" fo:font-weight="bold" fo:background-color="transparent" loext:char-shading-value="0" style:font-size-asian="8pt" style:font-size-complex="8pt"/>
    </style:style>
    <style:style style:name="T21" style:family="text">
      <style:text-properties fo:color="#ba2121" loext:opacity="100%" fo:language="zxx" fo:country="none" fo:font-style="normal" style:text-underline-style="none" fo:font-weight="normal" fo:background-color="transparent" loext:char-shading-value="0"/>
    </style:style>
    <style:style style:name="T22" style:family="text">
      <style:text-properties fo:color="#ba2121" loext:opacity="100%" fo:font-size="8pt" fo:language="zxx" fo:country="none" fo:font-style="normal" style:text-underline-style="none" fo:font-weight="normal" fo:background-color="transparent" loext:char-shading-value="0"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6_1984277847" text:style-name="Index_20_Link" text:visited-style-name="Index_20_Link">Introduction to Market-Making<text:tab/>1</text:a></text:p>
          <text:p text:style-name="P1"><text:a xlink:type="simple" xlink:href="#__RefHeading___Toc108_1984277847" text:style-name="Index_20_Link" text:visited-style-name="Index_20_Link">Traditional Market-Making Strategies (Brief Overview)<text:tab/>2</text:a></text:p>
          <text:p text:style-name="P1"><text:a xlink:type="simple" xlink:href="#__RefHeading___Toc110_1984277847" text:style-name="Index_20_Link" text:visited-style-name="Index_20_Link">AI/ML-Based Market-Making Approaches (Detailed Analysis)<text:tab/>3</text:a></text:p>
          <text:p text:style-name="P2"><text:a xlink:type="simple" xlink:href="#__RefHeading___Toc112_1984277847" text:style-name="Index_20_Link" text:visited-style-name="Index_20_Link">Reinforcement Learning for Market-Making<text:tab/>3</text:a></text:p>
          <text:p text:style-name="P2"><text:a xlink:type="simple" xlink:href="#__RefHeading___Toc114_1984277847" text:style-name="Index_20_Link" text:visited-style-name="Index_20_Link">Supervised Learning for Predictive Market-Making<text:tab/>5</text:a></text:p>
          <text:p text:style-name="P2"><text:a xlink:type="simple" xlink:href="#__RefHeading___Toc116_1984277847" text:style-name="Index_20_Link" text:visited-style-name="Index_20_Link">Unsupervised Learning and Clustering Approaches<text:tab/>7</text:a></text:p>
          <text:p text:style-name="P1"><text:a xlink:type="simple" xlink:href="#__RefHeading___Toc118_1984277847" text:style-name="Index_20_Link" text:visited-style-name="Index_20_Link">Mathematical Formulations<text:tab/>8</text:a></text:p>
          <text:p text:style-name="P1"><text:a xlink:type="simple" xlink:href="#__RefHeading___Toc120_1984277847" text:style-name="Index_20_Link" text:visited-style-name="Index_20_Link">Implementation Details with Python Code<text:tab/>11</text:a></text:p>
          <text:p text:style-name="P2"><text:a xlink:type="simple" xlink:href="#__RefHeading___Toc122_1984277847" text:style-name="Index_20_Link" text:visited-style-name="Index_20_Link">Example: DQN-Based Market Making Bot (Simplified)<text:tab/>11</text:a></text:p>
          <text:p text:style-name="P2"><text:a xlink:type="simple" xlink:href="#__RefHeading___Toc124_1984277847" text:style-name="Index_20_Link" text:visited-style-name="Index_20_Link">Data Preprocessing for Feature Extraction<text:tab/>14</text:a></text:p>
          <text:p text:style-name="P2"><text:a xlink:type="simple" xlink:href="#__RefHeading___Toc126_1984277847" text:style-name="Index_20_Link" text:visited-style-name="Index_20_Link">Execution Strategies for Real-Time Deployment<text:tab/>15</text:a></text:p>
          <text:p text:style-name="P1"><text:a xlink:type="simple" xlink:href="#__RefHeading___Toc128_1984277847" text:style-name="Index_20_Link" text:visited-style-name="Index_20_Link">Performance Evaluation Metrics<text:tab/>16</text:a></text:p>
          <text:p text:style-name="P1"><text:a xlink:type="simple" xlink:href="#__RefHeading___Toc130_1984277847" text:style-name="Index_20_Link" text:visited-style-name="Index_20_Link">Challenges and Future Directions<text:tab/>19</text:a></text:p>
        </text:index-body>
      </text:table-of-content>
      <text:p text:style-name="Standard"/>
      <text:h text:style-name="Heading_20_2" text:outline-level="2"><text:bookmark-start text:name="__RefHeading___Toc106_1984277847"/>Introduction to Market-Making<text:bookmark-end text:name="__RefHeading___Toc106_1984277847"/></text:h>
      <text:p text:style-name="Text_20_body">Market making is a trading strategy where a participant continuously provides buy (bid) and sell (ask) quotes for an asset, thereby creating liquidity in the market (<text:a xlink:type="simple" xlink:href="https://www.utradealgos.com/blog/what-is-market-making-and-how-does-it-work-in-algorithmic-trading#:~:text=What%20is%20Market%20Making%3F" text:style-name="Internet_20_link" text:visited-style-name="Visited_20_Internet_20_Link">What Is Market Making and How Does it Work in Algorithmic Trading? - uTrade Algos</text:a>) (<text:a xlink:type="simple" xlink:href="https://ar5iv.org/pdf/1911.08647#:~:text=A%20market%20maker’s%20purpose%20is,interesting%20challenge%20for%20reinforcement%20learning" text:style-name="Internet_20_link" text:visited-style-name="Visited_20_Internet_20_Link">[1911.08647] Deep Reinforcement Learning in Cryptocurrency Market Making</text:a>). The market maker’s objective is to earn profits from the bid-ask spread – buying at the bid price and selling at the ask price – while facilitating efficient trading. By consistently quoting prices and absorbing order imbalances, market makers ensure that other traders can transact quickly without causing large price swings. Their presence is crucial for maintaining smooth market operations, reducing bid-ask spreads, and enabling efficient price discovery (<text:a xlink:type="simple" xlink:href="https://www.investopedia.com/terms/a/ax.asp#:~:text=The%20ax%20plays%20a%20dual,and%20sellers%20can%20transact%20efficiently" text:style-name="Internet_20_link" text:visited-style-name="Visited_20_Internet_20_Link">Ax: What It Means, How It Works, and Market Maker Influence</text:a>). In cryptocurrency spot markets and perpetual futures (a type of futures contract with no expiration), market makers play the same essential role even though there are typically no officially designated market makers on crypto exchanges (<text:a xlink:type="simple" xlink:href="https://ar5iv.org/pdf/1911.08647#:~:text=Market%20makers%20operate%20differently%20based,either%20institutional%20or%20retail%20investors" text:style-name="Internet_20_link" text:visited-style-name="Visited_20_Internet_20_Link">[1911.08647] Deep Reinforcement Learning in Cryptocurrency Market Making</text:a>). Instead, liquidity is provided by independent algorithmic traders (proprietary firms or individuals) that continuously quote bids and asks. This activity not only tightens spreads and improves order book depth, but also stabilizes prices in volatile crypto markets by buffering sudden demand or supply shifts (<text:a xlink:type="simple" xlink:href="https://www.investopedia.com/terms/a/ax.asp#:~:text=consistently%20quoting%20bid%20and%20ask,and%20sellers%20can%20transact%20efficiently" text:style-name="Internet_20_link" text:visited-style-name="Visited_20_Internet_20_Link">Ax: What It Means, How It Works, and Market Maker Influence</text:a>).</text:p>
      <text:p text:style-name="Text_20_body"><text:span text:style-name="Strong_20_Emphasis">Objectives:</text:span> The core objective of a market maker is to profit from the spread while managing risk. This involves continuously updating quotes to reflect current market conditions and maintaining inventory (holdings of the asset) within acceptable levels (<text:a xlink:type="simple" xlink:href="https://ar5iv.org/pdf/1911.08647#:~:text=A%20market%20maker’s%20purpose%20is,interesting%20challenge%20for%20reinforcement%20learning" text:style-name="Internet_20_link" text:visited-style-name="Visited_20_Internet_20_Link">[1911.08647] Deep Reinforcement Learning in Cryptocurrency Market Making</text:a>). If prices move and the market maker’s quotes are “hit” (executed), the trader accumulates inventory on one side (e.g. buys too much or sells too much). A key goal is to avoid accumulating a large <text:span text:style-name="Strong_20_Emphasis">inventory</text:span> in one direction that could lead to losses if the market moves against that position. Thus, market makers must dynamically adjust their bid and ask prices and sometimes widen spreads to control inventory exposure. In summary, market makers provide critical liquidity and tightening of spreads in both crypto spot markets and perpetual futures, but they face a stochastic optimization problem: how to quote prices to capture spread revenue while controlling inventory and adverse price movement risk (<text:a xlink:type="simple" xlink:href="https://ar5iv.org/pdf/1911.08647#:~:text=positions,interesting%20challenge%20for%20reinforcement%20learning" text:style-name="Internet_20_link" text:visited-style-name="Visited_20_Internet_20_Link">[1911.08647] Deep </text:a><text:soft-page-break/><text:a xlink:type="simple" xlink:href="https://ar5iv.org/pdf/1911.08647#:~:text=positions,interesting%20challenge%20for%20reinforcement%20learning" text:style-name="Internet_20_link" text:visited-style-name="Visited_20_Internet_20_Link">Reinforcement Learning in Cryptocurrency Market Making</text:a>). These challenges have led to both traditional statistical methods and advanced AI/ML algorithms for optimal market-making.</text:p>
      <text:h text:style-name="Heading_20_2" text:outline-level="2"><text:bookmark-start text:name="__RefHeading___Toc108_1984277847"/>Traditional Market-Making Strategies (Brief Overview)<text:bookmark-end text:name="__RefHeading___Toc108_1984277847"/></text:h>
      <text:p text:style-name="Text_20_body">Traditional market-making in electronic markets relies on robust algorithms and statistical models to manage quotes and inventory. Key classical approaches include:</text:p>
      <text:list xml:id="list418668891" text:style-name="L1">
        <text:list-item>
          <text:p text:style-name="P6"><text:span text:style-name="Strong_20_Emphasis">Order Book-Based Market Making:</text:span> In its simplest form, a market maker places limit orders on both the bid and ask side of the order book, often at prices around the current mid-price (average of best bid and ask). The basic strategy is to earn the spread from buying low and selling high, ideally executing a buy and a sell in roughly equal measure (<text:a xlink:type="simple" xlink:href="https://www.utradealgos.com/blog/what-is-market-making-and-how-does-it-work-in-algorithmic-trading#:~:text=What%20is%20Market%20Making%3F" text:style-name="Internet_20_link" text:visited-style-name="Visited_20_Internet_20_Link">What Is Market Making and How Does it Work in Algorithmic Trading? - uTrade Algos</text:a>) (<text:a xlink:type="simple" xlink:href="https://www.utradealgos.com/blog/what-is-market-making-and-how-does-it-work-in-algorithmic-trading#:~:text=3,to%20try%20and%20capture%20profit" text:style-name="Internet_20_link" text:visited-style-name="Visited_20_Internet_20_Link">What Is Market Making and How Does it Work in Algorithmic Trading? - uTrade Algos</text:a>). For example, a market maker might always maintain a bid slightly below the last traded price and an ask slightly above it. As trades execute, the quotes are refreshed. The <text:span text:style-name="Emphasis">Avellaneda–Stoikov model</text:span> (2008) is a prominent order book strategy that provides a mathematical framework for optimal quoting. It treats market making as a <text:span text:style-name="Strong_20_Emphasis">stochastic control</text:span> problem, where at each moment the market maker sets a bid and ask price to maximize expected utility of profit &amp; loss (P&amp;L) by a future time horizon (<text:a xlink:type="simple" xlink:href="https://www.webmobinfo.ch/blog/market-making-algorithms-how-they-work#:~:text=Developed%20by%20Marco%20Avellaneda%20and,between%20profit%20and%20inventory%20risk" text:style-name="Internet_20_link" text:visited-style-name="Visited_20_Internet_20_Link">Market Making Algorithms: How They Work &amp; Real World Examples</text:a>). The model derives an optimal “reservation price” and spread based on market volatility, inventory, and a risk-aversion parameter. Essentially, the Avellaneda–Stoikov algorithm computes the optimal bid and ask quotes for a given inventory level by balancing the trader’s risk tolerance against the likelihood of execution in the current market environment (<text:a xlink:type="simple" xlink:href="https://journals.plos.org/plosone/article/file?type=printable&amp;id=10.1371/journal.pone.0277042#:~:text=influential%20paper%20,The" text:style-name="Internet_20_link" text:visited-style-name="Visited_20_Internet_20_Link">A reinforcement learning approach to improve the performance of the Avellaneda-Stoikov market-making algorithm</text:a>) (<text:a xlink:type="simple" xlink:href="https://journals.plos.org/plosone/article/file?type=printable&amp;id=10.1371/journal.pone.0277042#:~:text=ask%20quotes%20are%20obtained%20from,con%02siderations%20and%20the%20market%20environment’" text:style-name="Internet_20_link" text:visited-style-name="Visited_20_Internet_20_Link">A reinforcement learning approach to improve the performance of the Avellaneda-Stoikov market-making algorithm</text:a>). This <text:span text:style-name="Emphasis">“balancing act between the dealer’s personal risk considerations and the market environment”</text:span> (<text:a xlink:type="simple" xlink:href="https://journals.plos.org/plosone/article/file?type=printable&amp;id=10.1371/journal.pone.0277042#:~:text=ask%20quotes%20are%20obtained%20from,con%02siderations%20and%20the%20market%20environment’" text:style-name="Internet_20_link" text:visited-style-name="Visited_20_Internet_20_Link">A reinforcement learning approach to improve the performance of the Avellaneda-Stoikov market-making algorithm</text:a>) allows the market maker to adjust quotes if inventory is skewed (e.g. quoting more aggressively on the side that will reduce a large inventory). Traditional order book market-making algorithms like this assume that order flow (arrivals of buy/sell market orders) can be modeled statistically and often use formulas to set the spread and reservation price.</text:p>
        </text:list-item>
        <text:list-item>
          <text:p text:style-name="P6"><text:span text:style-name="Strong_20_Emphasis">Statistical Arbitrage:</text:span> Some market-making strategies incorporate elements of statistical arbitrage to enhance profits (<text:a xlink:type="simple" xlink:href="https://www.utradealgos.com/blog/what-is-market-making-and-how-does-it-work-in-algorithmic-trading#:~:text=platforms%2C%20market%20making%20strategies%20are,to%20try%20and%20capture%20profit" text:style-name="Internet_20_link" text:visited-style-name="Visited_20_Internet_20_Link">What Is Market Making and How Does it Work in Algorithmic Trading? - uTrade Algos</text:a>). Statistical arbitrage in this context means exploiting price discrepancies or short-term mean-reversion opportunities related to the asset being made. For example, a crypto market maker might monitor price differences between a perpetual future and the underlying spot index, or between the same asset on different exchanges. If the perpetual future is trading slightly below the spot market, the market maker could buy the future (providing liquidity on the bid) and simultaneously sell in the spot market, locking in a risk-free spread (this is analogous to cash-and-carry arbitrage). Similarly, market makers could use correlated assets: e.g. if one cryptocurrency is mispriced relative to another, a market maker can take offsetting positions. While pure statistical arbitrage strategies often take directional bets on mean reversion, in market making the idea is to augment quoting <text:soft-page-break/>strategies with signals or hedges from related instruments. By doing so, the market maker not only profits from the bid-ask spread but also from the correction of any mispricing between related markets (<text:a xlink:type="simple" xlink:href="https://www.utradealgos.com/blog/what-is-market-making-and-how-does-it-work-in-algorithmic-trading#:~:text=platforms%2C%20market%20making%20strategies%20are,to%20try%20and%20capture%20profit" text:style-name="Internet_20_link" text:visited-style-name="Visited_20_Internet_20_Link">What Is Market Making and How Does it Work in Algorithmic Trading? - uTrade Algos</text:a>). For instance, a crypto market maker might adjust their quote bias if a related asset’s price movement suggests the current asset is temporarily over- or under-valued. These opportunities are typically short-lived and require high-frequency execution.</text:p>
        </text:list-item>
        <text:list-item>
          <text:p text:style-name="P6"><text:span text:style-name="Strong_20_Emphasis">Inventory Risk Management:</text:span> A defining feature of market making is inventory management. Because market makers trade both sides, they can accumulate a long or short inventory if buys are not offset by sells (or vice versa). <text:span text:style-name="Strong_20_Emphasis">Inventory risk</text:span> refers to the danger that holding too large a position will lead to losses if the market price moves against that position. Traditional market-making strategies employ rules to mitigate this risk, such as skewing quotes or pausing one side of trading when inventory limits are hit (<text:a xlink:type="simple" xlink:href="https://ar5iv.org/pdf/1911.08647#:~:text=positions,interesting%20challenge%20for%20reinforcement%20learning" text:style-name="Internet_20_link" text:visited-style-name="Visited_20_Internet_20_Link">[1911.08647] Deep Reinforcement Learning in Cryptocurrency Market Making</text:a>). For example, if a market maker has accumulated a large long inventory (from many buys), they may lower their bid price and/or raise their ask price to encourage selling some inventory (thus reducing further buys and increasing chances of sells). They might also execute off-setting trades on another venue or instrument to hedge. The Avellaneda–Stoikov model explicitly incorporates inventory risk by adjusting the reservation price: if the maker’s inventory $q$ is positive (long), the reservation price is set below the market mid-price to bias towards selling, and vice versa (<text:a xlink:type="simple" xlink:href="https://quant.stackexchange.com/questions/36400/avellaneda-stoikov-market-making-model#:~:text=by%3A" text:style-name="Internet_20_link" text:visited-style-name="Visited_20_Internet_20_Link">high frequency - Avellaneda -Stoikov market making model - Quantitative Finance Stack Exchange</text:a>). In general, market makers aim to keep inventory as close to zero as possible to minimize exposure (<text:a xlink:type="simple" xlink:href="https://journals.plos.org/plosone/article/file?type=printable&amp;id=10.1371/journal.pone.0277042#:~:text=,either%20direction%2C%20hurts%20their%20performance" text:style-name="Internet_20_link" text:visited-style-name="Visited_20_Internet_20_Link">A reinforcement learning approach to improve the performance of the Avellaneda-Stoikov market-making algorithm</text:a>). Market-making algorithms often have parameters for maximum inventory and will reduce quoting (or even trade out aggressively at market prices) if those limits are breached. Inventory risk management is thus intertwined with the quoting strategy – the width of the spread and the skew (difference from symmetric around mid-price) are adjusted in real time to control inventory. Traditional models solve this via analytical formulas or simple feedback rules. For instance, Ho and Stoll’s early market making model (1981) proposed adjusting quotes by a function of inventory. Overall, classical market-making strategies combine order book dynamics, some statistical arbitrage logic, and strict inventory controls to ensure a stable P&amp;L profile.</text:p>
        </text:list-item>
      </text:list>
      <text:h text:style-name="Heading_20_2" text:outline-level="2"><text:bookmark-start text:name="__RefHeading___Toc110_1984277847"/>AI/ML-Based Market-Making Approaches (Detailed Analysis)<text:bookmark-end text:name="__RefHeading___Toc110_1984277847"/></text:h>
      <text:p text:style-name="Text_20_body">In recent years, researchers and practitioners have turned to AI and machine learning techniques to improve market-making performance. These techniques can learn complex patterns from data and make adaptive decisions, potentially exceeding the capabilities of static rule-based strategies. We discuss three major AI/ML approaches: reinforcement learning (for sequential decision-making), supervised learning (for predictive modeling), and unsupervised learning (for pattern detection).</text:p>
      <text:h text:style-name="Heading_20_3" text:outline-level="3"><text:bookmark-start text:name="__RefHeading___Toc112_1984277847"/>Reinforcement Learning for Market-Making<text:bookmark-end text:name="__RefHeading___Toc112_1984277847"/></text:h>
      <text:p text:style-name="Text_20_body"><text:span text:style-name="Strong_20_Emphasis">Reinforcement learning (RL)</text:span> has emerged as a powerful approach to model the market-making problem as a sequential decision process. In an RL framework, the market maker is an <text:span text:style-name="Strong_20_Emphasis">agent</text:span> interacting with the market environment in discrete time steps. The agent observes the state of the <text:soft-page-break/>market (e.g. order book data, recent trades, inventory levels) and takes an <text:span text:style-name="Strong_20_Emphasis">action</text:span> (such as adjusting its bid and ask quotes). The environment then provides a <text:span text:style-name="Strong_20_Emphasis">reward</text:span> to the agent (for example, the profit earned or loss incurred since the last action, minus any risk penalties), and the agent transitions to a new state. The goal of the RL agent is to learn a policy (mapping from states to actions) that maximizes the cumulative reward, which in this context corresponds to maximizing the market maker’s risk-adjusted profit over time.</text:p>
      <text:p text:style-name="Text_20_body">Several types of RL algorithms have been applied to market making:</text:p>
      <text:list xml:id="list1703172652" text:style-name="L2">
        <text:list-item>
          <text:p text:style-name="P7"><text:span text:style-name="Strong_20_Emphasis">Q-Learning and Deep Q-Networks (DQN):</text:span> Q-learning is a value-based RL method in which the agent learns an action-value function $Q(s,a)$ that estimates the expected cumulative reward (return) from state $s$ taking action $a$ and following the optimal policy thereafter. In a market-making scenario, $s$ could include features like current order book imbalance and inventory, and $a$ might represent a discrete choice such as widening or narrowing the spread. <text:span text:style-name="Strong_20_Emphasis">Deep Q-Network (DQN)</text:span> refers to using a neural network to approximate the $Q$-function for complex or continuous state spaces. For instance, a DQN could take as input a representation of the top levels of the order book and output $Q$-values for a set of possible spread adjustments. DQN algorithms have been used successfully in market making research. One study introduced an RL agent called “Alpha-AS” based on a Double DQN algorithm (an improved DQN) to adjust the quotes given by an Avellaneda–Stoikov model (<text:a xlink:type="simple" xlink:href="https://journals.plos.org/plosone/article/file?type=printable&amp;id=10.1371/journal.pone.0277042#:~:text=4.1%20The%20Alpha,learning%2C%20that%20relies%20on%20two" text:style-name="Internet_20_link" text:visited-style-name="Visited_20_Internet_20_Link">A reinforcement learning approach to improve the performance of the Avellaneda-Stoikov market-making algorithm</text:a>). This agent learned to tweak the optimal spread and skew in response to market conditions. In general, Q-learning and DQN allow an agent to learn <text:span text:style-name="Strong_20_Emphasis">spread optimization</text:span> – e.g. when volatility is high, the agent might learn to widen spreads to protect from adverse selection, whereas in calm markets it can tighten spreads to increase trade frequency. They also help with <text:span text:style-name="Strong_20_Emphasis">inventory control</text:span> by implicitly learning to bias actions that reduce one-sided inventory build-up (since large inventory tends to lead to negative rewards if the price moves adversely).</text:p>
        </text:list-item>
        <text:list-item>
          <text:p text:style-name="P7"><text:span text:style-name="Strong_20_Emphasis">Policy Gradient Methods (Actor-Critic, PPO, etc.):</text:span> Policy gradient RL methods take a different approach by directly optimizing the policy instead of learning a value function. These algorithms (including REINFORCE, Advantage Actor-Critic (A2C), and Proximal Policy Optimization (PPO)) adjust the parameters of a policy network to maximize expected reward via gradient ascent. In market making, a policy network could directly output continuous variables like the desired spread or specific bid and ask prices. <text:span text:style-name="Strong_20_Emphasis">Policy-based methods</text:span> have been shown to be effective for trading tasks and have been applied to market making on cryptocurrency exchanges (<text:a xlink:type="simple" xlink:href="https://ar5iv.org/pdf/1911.08647#:~:text=using%20advanced%20policy%20gradient%20methods,able%20to%20generate%20profitable%20daily" text:style-name="Internet_20_link" text:visited-style-name="Visited_20_Internet_20_Link">[1911.08647] Deep Reinforcement Learning in Cryptocurrency Market Making</text:a>). For example, Sadighian (2019) applies advanced policy gradient algorithms (A2C and PPO) to a crypto market-making environment that observes limit order book states (<text:a xlink:type="simple" xlink:href="https://ar5iv.org/pdf/1911.08647#:~:text=match%20at%20L456%20Two%20advanced,architectures%20are%20used%20in%20each" text:style-name="Internet_20_link" text:visited-style-name="Visited_20_Internet_20_Link">[1911.08647] Deep Reinforcement Learning in Cryptocurrency Market Making</text:a>) (<text:a xlink:type="simple" xlink:href="https://ar5iv.org/pdf/1911.08647#:~:text=using%20advanced%20policy%20gradient%20methods,able%20to%20generate%20profitable%20daily" text:style-name="Internet_20_link" text:visited-style-name="Visited_20_Internet_20_Link">[1911.08647] Deep Reinforcement Learning in Cryptocurrency Market Making</text:a>). These methods can naturally handle stochastic continuous actions (like quoting a price) and can incorporate risk aversion by modifying the reward function. A policy gradient agent can be trained to directly maximize a <text:span text:style-name="Emphasis">risk-adjusted reward</text:span> (for instance, a reward that equals profit minus a penalty for inventory or for large losses). In practice, policy gradient RL has been used to learn strategies for <text:span text:style-name="Strong_20_Emphasis">order placement</text:span> (when and where to place or cancel orders) and dynamic <text:span text:style-name="Strong_20_Emphasis">inventory management</text:span>, sometimes outperforming value-based <text:soft-page-break/>methods in terms of learning trading dynamics (<text:a xlink:type="simple" xlink:href="https://ar5iv.org/pdf/1911.08647#:~:text=policy%20gradient%20methods%20can%20be,metrics%2C%20such%20as%20the%20Sharpe" text:style-name="Internet_20_link" text:visited-style-name="Visited_20_Internet_20_Link">[1911.08647] Deep Reinforcement Learning in Cryptocurrency Market Making</text:a>). The flexibility of policy networks also allows incorporating multiple objectives; for instance, an actor-critic agent could be trained with a reward function that heavily penalizes ending the day with a large inventory, thus implicitly optimizing a more <text:span text:style-name="Strong_20_Emphasis">risk-adjusted P&amp;L</text:span> rather than raw profit.</text:p>
        </text:list-item>
      </text:list>
      <text:p text:style-name="Text_20_body"><text:span text:style-name="Strong_20_Emphasis">Applications in Market Making:</text:span> RL agents have been used for a range of decision-making problems in market making, such as optimal spread setting, order routing, and quote replenishment timing. A reinforcement learning agent can learn to adjust its quoting strategy based on market regime – tightening spreads when the order flow is balanced and liquidity is ample, or widening spreads (or quoting less size) during volatile periods to avoid being “run over” by large market orders. It can also learn when to <text:span text:style-name="Strong_20_Emphasis">pull quotes</text:span> (not quote at all) if an adverse event is detected, effectively learning an avoidance strategy for impending volatility spikes. Notably, RL is well-suited to handle the <text:span text:style-name="Strong_20_Emphasis">stochastic inventory control</text:span> challenge that market makers face (<text:a xlink:type="simple" xlink:href="https://ar5iv.org/pdf/1911.08647#:~:text=arrival%20statistics,control%20challenges%20market%20makers%20face" text:style-name="Internet_20_link" text:visited-style-name="Visited_20_Internet_20_Link">[1911.08647] Deep Reinforcement Learning in Cryptocurrency Market Making</text:a>). By exploring different actions, the agent can discover strategies that keep inventory within a safe range (earning the spread from many small trades) versus strategies that take on inventory in anticipation of price mean-reversion. Studies have demonstrated that deep RL agents can achieve performance comparable to or better than human-tuned market-making algorithms (<text:a xlink:type="simple" xlink:href="https://ar5iv.org/pdf/1911.08647#:~:text=arrival%20statistics,control%20challenges%20market%20makers%20face" text:style-name="Internet_20_link" text:visited-style-name="Visited_20_Internet_20_Link">[1911.08647] Deep Reinforcement Learning in Cryptocurrency Market Making</text:a>). For example, an RL-based market maker might learn to systematically <text:span text:style-name="Strong_20_Emphasis">buy on the bid when a short-term price uptick is predicted</text:span> and <text:span text:style-name="Strong_20_Emphasis">sell on the ask when a downtick is predicted</text:span>, effectively combining predictive modeling with its quote placement – something that rule-based systems struggle to do. However, training such agents requires a realistic simulation environment or historical replay, and careful reward design (e.g. including an inventory penalty or using an exponential utility or Sharpe ratio as the reward objective) to ensure the agent doesn’t learn a strategy that is profitable on average but occasionally blows up with large losses.</text:p>
      <text:h text:style-name="Heading_20_3" text:outline-level="3"><text:bookmark-start text:name="__RefHeading___Toc114_1984277847"/>Supervised Learning for Predictive Market-Making<text:bookmark-end text:name="__RefHeading___Toc114_1984277847"/></text:h>
      <text:p text:style-name="Text_20_body">Supervised learning involves training models on historical data to predict specific outcomes. In market making, supervised ML models are used to forecast short-term market movements or variables, which in turn inform the market maker’s quoting strategy. Rather than directly outputting trading actions, these models provide predictive signals that the market maker can utilize. Key applications include:</text:p>
      <text:list xml:id="list1714026092" text:style-name="L3">
        <text:list-item>
          <text:p text:style-name="P8"><text:span text:style-name="Strong_20_Emphasis">Price Direction and Trend Prediction:</text:span> Knowing or having an estimate of whether the price will move up or down in the next few seconds can greatly improve a market maker’s decisions (e.g. whether to lean inventory one way, or how to set the spread). Machine learning models like <text:span text:style-name="Strong_20_Emphasis">recurrent neural networks (RNNs)</text:span>, especially LSTM (Long Short-Term Memory) networks, and more recently <text:span text:style-name="Strong_20_Emphasis">Transformer-based</text:span> models, have been used to predict short-term price changes from high-frequency data. These models can learn patterns such as order book pressure or momentum that precede a price move. For instance, an LSTM model can be trained on sequences of order book states to predict the probability of the mid-price moving up or down in the next time interval. Research in high-frequency trading has shown LSTMs to be effective at forecasting mid-price movements based on limit order book (LOB) data (<text:a xlink:type="simple" xlink:href="https://www.mdpi.com/2227-7390/10/8/1234#:~:text=LSTM%20models%20for%20many%20years,A%20new%20deep%20learning%20architecture" text:style-name="Internet_20_link" text:visited-style-name="Visited_20_Internet_20_Link">Predicting Stock Price Changes Based on the Limit Order Book: A </text:a><text:soft-page-break/><text:a xlink:type="simple" xlink:href="https://www.mdpi.com/2227-7390/10/8/1234#:~:text=LSTM%20models%20for%20many%20years,A%20new%20deep%20learning%20architecture" text:style-name="Internet_20_link" text:visited-style-name="Visited_20_Internet_20_Link">Survey</text:a>). Transformer models, which capture long-range dependencies and have an attention mechanism, have also been adapted to limit order book prediction and have achieved state-of-the-art accuracy on benchmark datasets (<text:a xlink:type="simple" xlink:href="https://www.mdpi.com/2227-7390/10/8/1234#:~:text=match%20at%20L1168%20Transformer%20has,on%20the%20benchmark%20LOB%20dataset" text:style-name="Internet_20_link" text:visited-style-name="Visited_20_Internet_20_Link">Predicting Stock Price Changes Based on the Limit Order Book: A Survey</text:a>). In one study, a Transformer-based model (called “TransLOB”) outperformed LSTM-based models in predicting short-term price movements from LOB data (<text:a xlink:type="simple" xlink:href="https://www.mdpi.com/2227-7390/10/8/1234#:~:text=LSTM%20models%20for%20many%20years,A%20new%20deep%20learning%20architecture" text:style-name="Internet_20_link" text:visited-style-name="Visited_20_Internet_20_Link">Predicting Stock Price Changes Based on the Limit Order Book: A Survey</text:a>). By integrating such a prediction model, a market maker could, for example, tighten its spread or increase quote size when the model predicts a stationary or mean-reverting period (to trade more and capture spread), or conversely widen the spread or reduce exposure when the model predicts a strong short-term trend that could be risky for inventory. Supervised learning is also used to predict other relevant quantities like short-term <text:span text:style-name="Strong_20_Emphasis">volatility</text:span>, which can inform how wide to set the quotes.</text:p>
        </text:list-item>
        <text:list-item>
          <text:p text:style-name="P8"><text:span text:style-name="Strong_20_Emphasis">Feature Engineering for Market Microstructure:</text:span> A critical aspect of supervised learning in market microstructure is designing informative features from raw data (trade and order book sequences). Common engineered features include various <text:span text:style-name="Strong_20_Emphasis">order flow imbalance measures</text:span>, price momentum indicators, and liquidity metrics. For example, the <text:span text:style-name="Emphasis">order book imbalance</text:span> at the best bid/ask (difference in volumes on the bid vs ask side) is a strong predictor of short-term price movements – a heavily imbalanced book often precedes a price change in the direction of the imbalance. Market makers use features like <text:span text:style-name="Strong_20_Emphasis">cumulative order book imbalance</text:span> across multiple levels, <text:span text:style-name="Strong_20_Emphasis">order flow counts</text:span> (e.g. how many buy orders vs sell orders in the last second), and <text:span text:style-name="Strong_20_Emphasis">trade flow imbalance</text:span> (volume of buyer-initiated trades vs seller-initiated trades) as inputs to their models (<text:a xlink:type="simple" xlink:href="https://ar5iv.org/pdf/1911.08647#:~:text=In%20this%20paper%2C%20the%20ESS,environmental%20reward%20signal" text:style-name="Internet_20_link" text:visited-style-name="Visited_20_Internet_20_Link">[1911.08647] Deep Reinforcement Learning in Cryptocurrency Market Making</text:a>). Other features include moving averages of price or volume, recent volatility, and even derived metrics like queue positions or cancellation rates. Gradient boosting machines (GBM) and other tree-based ensemble methods can be very effective in using such features. A gradient boosting model (like XGBoost or LightGBM) can take a snapshot of market features and output a prediction, for instance, whether the next mid-price movement will be up, down, or flat. These models handle mixed inputs well and can automatically select the most predictive features. In practice, a market maker might train a <text:span text:style-name="Strong_20_Emphasis">classification model</text:span> to predict short-term price up/down movements or a <text:span text:style-name="Strong_20_Emphasis">regression model</text:span> to predict the next price change or quote imbalance. The predictions (with associated confidence) then feed into the strategy – e.g. if the model strongly predicts an upward move, the market maker might bias quotes upward (raise bid prices, anticipating selling inventory at a profit soon). Studies have found that even relatively simple ML models can enhance trading performance; for example, random forests or linear models with carefully engineered order book features sometimes outperform more complex models in terms of trading profitability (<text:a xlink:type="simple" xlink:href="https://arxiv.org/html/2407.18334v1#:~:text=historical%20data%2C%20forward%20testing%20on,machine%20learning%20for%20cryptocurrency%20trading" text:style-name="Internet_20_link" text:visited-style-name="Visited_20_Internet_20_Link">A Comprehensive Analysis of Machine Learning Models for Algorithmic Trading of Bitcoin</text:a>). The key is that supervised models provide <text:span text:style-name="Emphasis">foresight</text:span> that helps the market maker avoid trading right before adverse moves and encourages trading more when the environment appears favorable (mean-reverting and liquid).</text:p>
        </text:list-item>
        <text:list-item>
          <text:p text:style-name="P8"><text:span text:style-name="Strong_20_Emphasis">Predictive Spread and Inventory Optimization:</text:span> Supervised learning can also be used to directly predict the optimal spread or ideal inventory level. For instance, a model could be trained to predict the short-term <text:span text:style-name="Strong_20_Emphasis">profitability of a given spread</text:span> (narrow vs wide) given current volatility and order flow. Another approach is to predict the <text:span text:style-name="Strong_20_Emphasis">future inventory </text:span><text:soft-page-break/><text:span text:style-name="Strong_20_Emphasis">imbalance</text:span> (e.g. “if I keep quoting this tight, what is the expected inventory 10 minutes from now?”) and use that to adjust current quotes. By framing these as regression problems, one can apply ensemble methods or neural networks to recommend the best action. However, these supervised approaches often require retraining and may not generalize as well as a full RL approach, since they don’t continuously adapt via feedback – they learn off-line from historical data. Nonetheless, in a production setting, it’s common to see a <text:span text:style-name="Strong_20_Emphasis">hybrid approach</text:span>: a supervised model predicts short-term price movements and volatility, and the market-making logic (sometimes rule-based or RL-based) uses those predictions to set more informed quotes.</text:p>
        </text:list-item>
      </text:list>
      <text:h text:style-name="Heading_20_3" text:outline-level="3"><text:bookmark-start text:name="__RefHeading___Toc116_1984277847"/>Unsupervised Learning and Clustering Approaches<text:bookmark-end text:name="__RefHeading___Toc116_1984277847"/></text:h>
      <text:p text:style-name="Text_20_body">Unsupervised learning can uncover structure in market data without explicit labels, which is useful for market makers to adapt to different market conditions or detect anomalies:</text:p>
      <text:list xml:id="list2148524046" text:style-name="L4">
        <text:list-item>
          <text:p text:style-name="P9"><text:span text:style-name="Strong_20_Emphasis">Anomaly Detection in Order Flow:</text:span> Anomaly detection algorithms flag unusual patterns in data that deviate from “normal” market behavior (<text:a xlink:type="simple" xlink:href="https://www.selector.ai/resource/how-does-machine-learning-find-anomalies-in-unsupervised-data/#:~:text=How%20Does%20Machine%20Learning%20Find,from%20the%20normal%20behavior" text:style-name="Internet_20_link" text:visited-style-name="Visited_20_Internet_20_Link">How Does Machine Learning Find Anomalies in Unsupervised Data?</text:a>). For a market maker, detecting anomalies in real time is crucial – for example, a sudden cluster of large sell orders, an abnormally fast price move, or a liquidity withdrawal (when the order book thins out) could indicate the onset of a turbulent market period or potential manipulation. Unsupervised techniques like <text:span text:style-name="Strong_20_Emphasis">autoencoders</text:span>, <text:span text:style-name="Strong_20_Emphasis">isolation forests</text:span>, or <text:span text:style-name="Strong_20_Emphasis">statistical control charts</text:span> can be trained on historical order flow to establish a baseline of normal behavior. When live data deviates significantly (e.g. the distribution of trades or order book updates falls outside typical bounds), the algorithm raises an alert. A market maker’s system could then automatically widen spreads or temporarily pull quotes to avoid being caught in the anomaly. For instance, if an anomaly detector spots that the order book imbalance and price volatility are suddenly at extreme levels compared to usual conditions, it might signal the market maker to reduce inventory or hedge. These anomaly detection mechanisms act as a form of <text:span text:style-name="Strong_20_Emphasis">risk management</text:span>, preventing the strategy from behaving normally during abnormal market events (such as a flash crash). Unsupervised anomaly detection is also used after the fact, to analyze trading data for any patterns of large losses or wins and then improve the strategy to handle those cases in the future.</text:p>
        </text:list-item>
        <text:list-item>
          <text:p text:style-name="P9"><text:span text:style-name="Strong_20_Emphasis">Clustering of Market Regimes:</text:span> Financial markets often exhibit distinct <text:span text:style-name="Strong_20_Emphasis">regimes</text:span> – periods of similar behavior that differ from other periods. For example, a market might oscillate between <text:span text:style-name="Emphasis">low-volatility mean-reverting</text:span> regimes and <text:span text:style-name="Emphasis">high-volatility trending</text:span> regimes. Identifying these regimes can greatly benefit a market maker, as the optimal strategy (e.g. how wide to quote, how much inventory to accumulate) may vary by regime. Unsupervised learning techniques like <text:span text:style-name="Strong_20_Emphasis">clustering</text:span> are used to group historical market data into regimes. Features such as volatility, volume, order book depth, and price trend can be computed over various intervals, and then a clustering algorithm (like <text:span text:style-name="Emphasis">k-means</text:span>, Gaussian Mixture Models, or Hidden Markov Models for time-series) groups time periods with similar characteristics (<text:a xlink:type="simple" xlink:href="https://macrosynergy.com/research/classifying-market-regimes/#:~:text=Market%20regimes%20are%20clusters%20of,observable%20market%20data%2C%20such%20as" text:style-name="Internet_20_link" text:visited-style-name="Visited_20_Internet_20_Link">Classifying market regimes | Macrosynergy</text:a>). For example, one cluster might represent “calm market with tight spreads,” another “volatile market with one-sided order flow,” etc. Market makers use this analysis to develop <text:span text:style-name="Strong_20_Emphasis">adaptive strategies</text:span>: the algorithm might detect in real time which cluster the current market most closely resembles, and then switch to a set <text:soft-page-break/>of parameters or a sub-strategy optimized for that regime. If the market shifts into a new cluster (say from low volatility to high volatility), the market-making bot could automatically widen its spread and reduce trade size, anticipating larger price swings. Recent research has explored <text:span text:style-name="Strong_20_Emphasis">regime detection with ML</text:span> to improve trading strategies; for instance, using a Gaussian mixture model to statistically distinguish between bullish, bearish, and stagnant regimes (<text:a xlink:type="simple" xlink:href="https://macrosynergy.com/research/classifying-market-regimes/#:~:text=Market%20regimes%20are%20clusters%20of,observable%20market%20data%2C%20such%20as" text:style-name="Internet_20_link" text:visited-style-name="Visited_20_Internet_20_Link">Classifying market regimes | Macrosynergy</text:a>). By quickly detecting regime changes, a market maker can avoid using an inappropriate strategy (e.g. a trend-exploiting strategy during a mean-reverting phase or vice versa). Unsupervised learning can thus provide a higher-level decision layer for market-making algorithms, dictating when to be aggressive and when to be defensive.</text:p>
        </text:list-item>
        <text:list-item>
          <text:p text:style-name="P9"><text:span text:style-name="Strong_20_Emphasis">Dimensionality Reduction and Latent Factors:</text:span> Another unsupervised approach involves using methods like PCA (Principal Component Analysis) or autoencoders on high-dimensional microstructure data (such as full order book states) to extract a smaller set of <text:span text:style-name="Strong_20_Emphasis">latent factors</text:span>. These factors might capture, say, the overall liquidity in the book, the imbalance, or latent supply/demand pressure. A market maker can monitor these latent factors to gauge market conditions. For example, the first principal component of a limit order book might correlate with the midpoint price movement direction. Clustering in the space of these latent factors can also yield regime classification. Moreover, detecting <text:span text:style-name="Strong_20_Emphasis">outliers</text:span> in latent factor space is another way to do anomaly detection. In summary, unsupervised learning helps market makers by <text:span text:style-name="Emphasis">contextualizing</text:span> the market: identifying when the market is behaving normally versus abnormally, and characterizing the type of current market condition, so that the quoting strategy can be adjusted accordingly. This is increasingly important in crypto and perpetual futures markets, which can shift rapidly with changes in global sentiment or even social media trends – patterns that an ML approach might catch faster than a human-coded rule.</text:p>
        </text:list-item>
      </text:list>
      <text:h text:style-name="Heading_20_2" text:outline-level="2"><text:bookmark-start text:name="__RefHeading___Toc118_1984277847"/>Mathematical Formulations<text:bookmark-end text:name="__RefHeading___Toc118_1984277847"/></text:h>
      <text:p text:style-name="Text_20_body">Market-making strategies can be framed rigorously as optimization problems. The combination of uncertain price dynamics and inventory considerations makes this a stochastic control problem at heart. Below we outline key mathematical formulations that underlie both classical and AI-driven market making algorithms:</text:p>
      <text:list xml:id="list3995124693" text:style-name="L5">
        <text:list-item>
          <text:p text:style-name="P11"><text:span text:style-name="Strong_20_Emphasis">Stochastic Control Model of Market Making:</text:span> A foundational model by Avellaneda and Stoikov (2008) formulates market making as a stochastic optimal control problem. In their model, the mid-price of the asset is usually modeled by a stochastic process (e.g. Brownian motion with drift $dS_t = \mu,dt + \sigma,dW_t$ ), and market order arrivals follow a Poisson process with some intensity $k$ that depends on the quote placement. The market maker chooses at each moment in time $t$ (up to a horizon $T$) the levels at which to place a buy limit order and a sell limit order. The objective is to maximize the expected utility of final wealth (often taking a negative exponential utility to account for risk aversion). Under assumptions of constant order arrival rates, Avellaneda and Stoikov derived explicit formulas for the <text:span text:style-name="Strong_20_Emphasis">optimal reservation price</text:span> $r(t)$ (the agent’s effective fair price given inventory) and the <text:span text:style-name="Strong_20_Emphasis">optimal spread</text:span> $\Delta$ around that price. Specifically, if $s(t)$ is the current market mid-price and $q$ is the agent’s inventory, their model yields:</text:p>
          <text:p text:style-name="P10"><text:soft-page-break/>Reservation price:r(t)  =  s(t)  −  q γ σ2 (T−t),\text{Reservation price:}\qquad r(t) \;=\; s(t)\;-\; q\,\gamma\,\sigma^2\,\big(T - t\big),</text:p>
          <text:p text:style-name="P10">Optimal spread:Δ  =  γ σ2 (T−t)  +  2γln⁡ ⁣(1+γk),\text{Optimal spread:}\qquad \Delta \;=\; \gamma\,\sigma^2\,\big(T - t\big) \;+\; \frac{2}{\gamma}\ln\!\Big(1 + \frac{\gamma}{k}\Big),</text:p>
          <text:p text:style-name="P10">where $\gamma$ is the risk-aversion coefficient (higher $\gamma$ means the trader is more risk-averse, leading to more conservative quotes), $\sigma$ is the asset’s volatility, and $k$ is a parameter related to the intensity of order arrivals (<text:a xlink:type="simple" xlink:href="https://quant.stackexchange.com/questions/36400/avellaneda-stoikov-market-making-model#:~:text=spread%20of%20size%3A" text:style-name="Internet_20_link" text:visited-style-name="Visited_20_Internet_20_Link">high frequency - Avellaneda -Stoikov market making model - Quantitative Finance Stack Exchange</text:a>) (<text:a xlink:type="simple" xlink:href="https://quant.stackexchange.com/questions/36400/avellaneda-stoikov-market-making-model#:~:text=%24%24%20price%20%3D%20s%20,t%29%2C" text:style-name="Internet_20_link" text:visited-style-name="Visited_20_Internet_20_Link">high frequency - Avellaneda -Stoikov market making model - Quantitative Finance Stack Exchange</text:a>). The market maker then sets their bid quote at $r(t) - \frac{\Delta}{2}$ and ask quote at $r(t) + \frac{\Delta}{2}$. These formulas show intuitively that: (1) if the trader has a positive inventory $q$ (long position), $r(t)$ is below the market mid-price (the maker’s personal value of the asset is lower because they already hold some, so they will quote more conservatively on the bid and more aggressively on the ask to reduce inventory), and vice versa for negative $q$; (2) the optimal spread $\Delta$ increases with volatility $\sigma^2$ and with risk aversion $\gamma$ (meaning in more volatile markets or for more risk-averse traders, you quote wider to protect from losses), and $\Delta$ decreases when order arrival intensity $k$ is high (if liquidity is high, you can tighten quotes because you'll get plenty of trades and can manage inventory more continuously). This Avellaneda–Stoikov model is a prime example of a mathematical formulation that has informed both traditional market making and served as a basis for training and benchmarking AI agents. It formalizes the <text:span text:style-name="Strong_20_Emphasis">trade-off between immediate profit (keeping spreads tight to trade more) and risk of holding inventory (widening spreads and skewing quotes to avoid inventory accumulation)</text:span> (<text:a xlink:type="simple" xlink:href="https://www.webmobinfo.ch/blog/market-making-algorithms-how-they-work#:~:text=Developed%20by%20Marco%20Avellaneda%20and,between%20profit%20and%20inventory%20risk" text:style-name="Internet_20_link" text:visited-style-name="Visited_20_Internet_20_Link">Market Making Algorithms: How They Work &amp; Real World Examples</text:a>) (<text:a xlink:type="simple" xlink:href="https://www.webmobinfo.ch/blog/market-making-algorithms-how-they-work#:~:text=,could%20lead%20to%20significant%20losses" text:style-name="Internet_20_link" text:visited-style-name="Visited_20_Internet_20_Link">Market Making Algorithms: How They Work &amp; Real World Examples</text:a>). Other researchers have extended this stochastic control framework (e.g. including mid-price drift, incorporating market impact, or using jump processes for price) to derive optimal policies.</text:p>
        </text:list-item>
        <text:list-item>
          <text:p text:style-name="P10"><text:span text:style-name="Strong_20_Emphasis">Reinforcement Learning Formulation:</text:span> From an RL perspective, the market-making problem can be modeled as a Markov Decision Process (MDP). We define the state $S_t$ to include relevant market information at time $t$ (such as a summary of the order book, recent trade flow, and the market maker’s current inventory and cash position). The action $A_t$ could be a discrete choice like which spread to quote or a continuous vector such as the specific price offsets for bid and ask. The state transition is governed by the stochastic evolution of the market: e.g., given the agent’s quotes, the next state depends on whether those orders were hit by market orders, as well as how the underlying price moved. The agent receives a reward $R_t$ at each step, which can be designed in various ways. A straightforward reward is the <text:span text:style-name="Strong_20_Emphasis">profit</text:span> made in that interval (for example, if a buy and a sell happened, the reward is the captured spread; if the price moved against an inventory, the reward could be negative to reflect mark-to-market loss). Often a running inventory penalty is included in the reward: for instance, $R_t = \Delta \text{PnL}<text:span text:style-name="Emphasis">t - \alpha \cdot |q_t|^2$, where $\alpha$ is a small coefficient and $q_t$ is inventory, so that the agent is encouraged to reduce inventory. The objective of the RL agent is to maximize the expected sum of discounted rewards $E[\sum</text:span>{t=0}^{T} \beta^t R_t]$. Solving this analytically is intractable <text:soft-page-break/>for realistic markets, but algorithms like Q-learning attempt to find an optimal <text:span text:style-name="Emphasis">value function</text:span> $V(s)$ or <text:span text:style-name="Emphasis">action-value function</text:span> $Q(s,a)$ that satisfy the Bellman optimality equations. In an optimal policy, the quotes chosen should satisfy a Bellman condition: for example, the <text:span text:style-name="Emphasis">Q-value</text:span> of the optimal action $a^*$ from state $s$ should equal the immediate reward plus the expected value of continuing optimally thereafter. In practice, <text:span text:style-name="Strong_20_Emphasis">deep reinforcement learning</text:span> approximates these functions with neural networks and uses data from interactions (either simulated or real market data) to iteratively improve the policy. Mathematically, the RL training uses formulas such as the <text:span text:style-name="Strong_20_Emphasis">Bellman equation</text:span>: $Q_{\text{new}}(s,a) \leftarrow (1-\eta)Q(s,a) + \eta\big[,R(s,a) + \gamma \max_{a'}Q(s',a'),\big]$, which adjusts the Q-value towards a reward plus the value of the next state (<text:a xlink:type="simple" xlink:href="https://journals.plos.org/plosone/article/file?type=printable&amp;id=10.1371/journal.pone.0277042#:~:text=Hasselt%2C%20Guez%20and%20Silver%20,learning%2C%20that%20relies%20on%20two" text:style-name="Internet_20_link" text:visited-style-name="Visited_20_Internet_20_Link">A reinforcement learning approach to improve the performance of the Avellaneda-Stoikov market-making algorithm</text:a>). Policy gradient methods, on the other hand, maximize an objective $J(\theta) = E_{\pi_\theta}[ \sum R_t ]$ by gradient ascent: $\theta \leftarrow \theta + \eta \nabla_\theta J(\theta)$, where $\theta$ are the parameters of the policy (e.g. a neural network that outputs quote adjustments) (<text:a xlink:type="simple" xlink:href="https://ar5iv.org/pdf/1911.08647#:~:text=match%20at%20L456%20Two%20advanced,architectures%20are%20used%20in%20each" text:style-name="Internet_20_link" text:visited-style-name="Visited_20_Internet_20_Link">[1911.08647] Deep Reinforcement Learning in Cryptocurrency Market Making</text:a>) (<text:a xlink:type="simple" xlink:href="https://ar5iv.org/pdf/1911.08647#:~:text=using%20advanced%20policy%20gradient%20methods,able%20to%20generate%20profitable%20daily" text:style-name="Internet_20_link" text:visited-style-name="Visited_20_Internet_20_Link">[1911.08647] Deep Reinforcement Learning in Cryptocurrency Market Making</text:a>). While the equations behind RL are generic, a lot of the mathematical nuance in market making comes from <text:span text:style-name="Strong_20_Emphasis">reward shaping</text:span> and <text:span text:style-name="Strong_20_Emphasis">state representation</text:span>. Researchers often incorporate risk directly into the reward function – for example using <text:span text:style-name="Strong_20_Emphasis">Sharpe ratio</text:span> as a reward measure. One study suggested that using risk-adjusted metrics like Sharpe ratio in the learning objective can produce more stable strategies (<text:a xlink:type="simple" xlink:href="https://ar5iv.org/pdf/1911.08647#:~:text=policy%20gradient%20methods%20can%20be,metrics%2C%20such%20as%20the%20Sharpe" text:style-name="Internet_20_link" text:visited-style-name="Visited_20_Internet_20_Link">[1911.08647] Deep Reinforcement Learning in Cryptocurrency Market Making</text:a>). In such a case, rather than raw profit, the RL agent might maximize $R_t = \frac{\text{return}_t}{\text{std. dev of returns}}$, effectively internalizing the variance of returns into its decision making. In summary, the RL formulation translates the stochastic control problem of market making into a learning problem, where dynamic programming equations (like Bellman equations) replace explicit solution of PDEs or HJB (Hamilton–Jacobi–Bellman) equations that one might write for the stochastic control problem. The <text:span text:style-name="Strong_20_Emphasis">mathematical equivalence</text:span> is that both seek to optimize an expected utility or performance measure, but RL does so through data-driven approximation rather than closed-form calculus, which becomes advantageous when the model assumptions (like Poisson arrivals or Brownian motion) do not hold perfectly in real markets.</text:p>
        </text:list-item>
        <text:list-item>
          <text:p text:style-name="P10"><text:span text:style-name="Strong_20_Emphasis">Risk-Adjusted P&amp;L Optimization:</text:span> Whether using analytical models or AI algorithms, market-making strategies often incorporate risk-adjustment in their objective function. A common mathematical approach is to maximize <text:span text:style-name="Emphasis">expected utility</text:span> of P&amp;L rather than expected P&amp;L alone. For example, using an exponential utility $U(x) = -e^{-\gamma x}$ leads to an objective of $\max E[-e^{-\gamma \text{PnL}}]$, which penalizes variance in P&amp;L and yields a risk-averse strategy (this is effectively what the Avellaneda–Stoikov derivation assumes). Another approach is to directly target statistical metrics like the <text:span text:style-name="Strong_20_Emphasis">Sharpe ratio</text:span> (mean return divided by standard deviation of returns). The Sharpe ratio $S$ can be written as $S = \frac{E[R]}{\sqrt{\text{Var}(R)}}$. Maximizing $S$ is a non-linear objective, but one can approximate it or use it in evaluation (<text:a xlink:type="simple" xlink:href="https://journals.plos.org/plosone/article/file?type=printable&amp;id=10.1371/journal.pone.0277042#:~:text=Our%20fitness%20function%20is%20the,yield%20the%20highest%20Sharpe%20ratio" text:style-name="Internet_20_link" text:visited-style-name="Visited_20_Internet_20_Link">A reinforcement learning approach to improve the performance of the Avellaneda-Stoikov market-making algorithm</text:a>) (<text:a xlink:type="simple" xlink:href="https://journals.plos.org/plosone/article/file?type=printable&amp;id=10.1371/journal.pone.0277042#:~:text=•%20Sharpe%20ratio%3A%20a%20measure,regardless%20of%20whether" text:style-name="Internet_20_link" text:visited-style-name="Visited_20_Internet_20_Link">A reinforcement learning approach to improve the performance of the Avellaneda-Stoikov market-making algorithm</text:a>). In reinforcement learning, one might add a penalty term for <text:soft-page-break/>variance of returns in the reward, or even use <text:span text:style-name="Strong_20_Emphasis">distributional RL</text:span> to understand the distribution of outcomes. Some AI-driven market makers optimize a combination of objectives: e.g. maximize P&amp;L while keeping <text:span text:style-name="Strong_20_Emphasis">Value-at-Risk (VaR)</text:span> below a threshold, which becomes a constrained optimization problem that can be tackled with Lagrange multipliers or by multi-objective optimization techniques. In all cases, the mathematical underpinnings involve <text:span text:style-name="Strong_20_Emphasis">stochastic processes</text:span> (for price and order flow), <text:span text:style-name="Strong_20_Emphasis">control variables</text:span> (the quotes), and an optimization criterion that blends <text:span text:style-name="Strong_20_Emphasis">reward</text:span> (profit) and <text:span text:style-name="Strong_20_Emphasis">risk</text:span> (inventory or P&amp;L volatility). The introduction of AI does not remove these mathematical elements; rather, it shifts some of the solution from explicit calculation to data-driven learning. The success of these algorithms is often verified by backtesting and statistical analysis of results, ensuring that the learned policy indeed yields a favorable distribution of outcomes (high average P&amp;L, low variance, limited drawdowns, etc.). Ultimately, whether through solving stochastic control equations or through training a neural network, the market maker is seeking a <text:span text:style-name="Strong_20_Emphasis">policy $\pi^*(s)$ that maximizes a risk-adjusted performance measure</text:span>. AI approaches provide flexibility to encode complex behaviors and constraints that are hard to capture in closed-form, while mathematical formulations guide the design of reward functions and features used in those AI approaches.</text:p>
        </text:list-item>
      </text:list>
      <text:h text:style-name="Heading_20_2" text:outline-level="2"><text:bookmark-start text:name="__RefHeading___Toc120_1984277847"/>Implementation Details with Python Code<text:bookmark-end text:name="__RefHeading___Toc120_1984277847"/></text:h>
      <text:p text:style-name="Text_20_body">Implementing a market-making algorithm – especially an AI-driven one – involves several components: data handling, model training, and execution. In this section, we outline an example implementation of a simplified DQN-based market-making agent, demonstrate how to preprocess data into features, and discuss how such a bot could be deployed on a crypto exchange in real time. We emphasize that this is a simplified educational example; real-world implementations require more sophisticated market simulators and risk management.</text:p>
      <text:h text:style-name="Heading_20_3" text:outline-level="3"><text:bookmark-start text:name="__RefHeading___Toc122_1984277847"/>Example: DQN-Based Market Making Bot (Simplified)<text:bookmark-end text:name="__RefHeading___Toc122_1984277847"/></text:h>
      <text:p text:style-name="Text_20_body">Below is a code snippet illustrating a basic structure of a DQN (Deep Q-Network) agent for market making. We define a mock environment and a DQN agent, then show a training loop. The environment simulates a very basic order book dynamic for a perpetual future: the mid-price follows a random walk, and the agent’s action is to set a spread (narrow, medium, or wide). The reward is calculated as the profit from any trades that executed (captured spread) minus an inventory penalty. This toy example is for demonstration only.</text:p>
      <text:p text:style-name="P3"><text:span text:style-name="Source_20_Text"><text:span text:style-name="T6">import</text:span></text:span><text:span text:style-name="Source_20_Text"><text:span text:style-name="T9"> </text:span></text:span><text:span text:style-name="Source_20_Text"><text:span text:style-name="T12">numpy</text:span></text:span><text:span text:style-name="Source_20_Text"><text:span text:style-name="T9"> </text:span></text:span><text:span text:style-name="Source_20_Text"><text:span text:style-name="T6">as</text:span></text:span><text:span text:style-name="Source_20_Text"><text:span text:style-name="T9"> </text:span></text:span><text:span text:style-name="Source_20_Text"><text:span text:style-name="T12">np</text:span></text:span></text:p>
      <text:p text:style-name="P3"><text:span text:style-name="Source_20_Text"><text:span text:style-name="T6">import</text:span></text:span><text:span text:style-name="Source_20_Text"><text:span text:style-name="T9"> </text:span></text:span><text:span text:style-name="Source_20_Text"><text:span text:style-name="T12">random</text:span></text:span></text:p>
      <text:p text:style-name="P5"/>
      <text:p text:style-name="P3"><text:span text:style-name="Source_20_Text"><text:span text:style-name="T16"># Simplified market making environment</text:span></text:span></text:p>
      <text:p text:style-name="P3"><text:span text:style-name="Source_20_Text"><text:span text:style-name="T6">class</text:span></text:span><text:span text:style-name="Source_20_Text"><text:span text:style-name="T9"> </text:span></text:span><text:span text:style-name="Source_20_Text"><text:span text:style-name="T12">MarketMakingEnv</text:span></text:span><text:span text:style-name="Source_20_Text"><text:span text:style-name="T9">:</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__init__</text:span></text:span><text:span text:style-name="Source_20_Text"><text:span text:style-name="T9">(</text:span></text:span><text:span text:style-name="Source_20_Text"><text:span text:style-name="T7">self</text:span></text:span><text:span text:style-name="Source_20_Text"><text:span text:style-name="T9">, start_price</text:span></text:span><text:span text:style-name="Source_20_Text"><text:span text:style-name="T18">=100.0</text:span></text:span><text:span text:style-name="Source_20_Text"><text:span text:style-name="T9">):</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start_price </text:span></text:span><text:span text:style-name="Source_20_Text"><text:span text:style-name="T18">=</text:span></text:span><text:span text:style-name="Source_20_Text"><text:span text:style-name="T9"> start_pric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max_steps </text:span></text:span><text:span text:style-name="Source_20_Text"><text:span text:style-name="T18">=</text:span></text:span><text:span text:style-name="Source_20_Text"><text:span text:style-name="T9"> </text:span></text:span><text:span text:style-name="Source_20_Text"><text:span text:style-name="T18">100</text:span></text:span><text:span text:style-name="Source_20_Text"><text:span text:style-name="T9"> <text:s/></text:span></text:span><text:span text:style-name="Source_20_Text"><text:span text:style-name="T16"># episode length</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reset()</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reset</text:span></text:span><text:span text:style-name="Source_20_Text"><text:span text:style-name="T9">(</text:span></text:span><text:span text:style-name="Source_20_Text"><text:span text:style-name="T7">self</text:span></text:span><text:span text:style-name="Source_20_Text"><text:span text:style-name="T9">):</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start_pric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inventory </text:span></text:span><text:span text:style-name="Source_20_Text"><text:span text:style-name="T18">=</text:span></text:span><text:span text:style-name="Source_20_Text"><text:span text:style-name="T9"> </text:span></text:span><text:span text:style-name="Source_20_Text"><text:span text:style-name="T18">0</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steps </text:span></text:span><text:span text:style-name="Source_20_Text"><text:span text:style-name="T18">=</text:span></text:span><text:span text:style-name="Source_20_Text"><text:span text:style-name="T9"> </text:span></text:span><text:span text:style-name="Source_20_Text"><text:span text:style-name="T18">0</text:span></text:span></text:p>
      <text:p text:style-name="P3"><text:span text:style-name="Source_20_Text"><text:span text:style-name="T9"><text:s text:c="8"/></text:span></text:span><text:span text:style-name="Source_20_Text"><text:span text:style-name="T6">return</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7">self</text:span></text:span><text:span text:style-name="Source_20_Text"><text:span text:style-name="T18">.</text:span></text:span><text:span text:style-name="Source_20_Text"><text:span text:style-name="T9">inventory)</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step</text:span></text:span><text:span text:style-name="Source_20_Text"><text:span text:style-name="T9">(</text:span></text:span><text:span text:style-name="Source_20_Text"><text:span text:style-name="T7">self</text:span></text:span><text:span text:style-name="Source_20_Text"><text:span text:style-name="T9">, action):</text:span></text:span></text:p>
      <text:p text:style-name="P3"><text:span text:style-name="Source_20_Text"><text:span text:style-name="T9"><text:s text:c="8"/></text:span></text:span><text:span text:style-name="Source_20_Text"><text:span text:style-name="T16"># Actions: 0 =narrow spread, 1 =medium spread, 2 =wide spread</text:span></text:span></text:p>
      <text:p text:style-name="P3"><text:span text:style-name="Source_20_Text"><text:span text:style-name="T9"><text:s text:c="8"/>spread_choices </text:span></text:span><text:span text:style-name="Source_20_Text"><text:span text:style-name="T18">=</text:span></text:span><text:span text:style-name="Source_20_Text"><text:span text:style-name="T9"> [</text:span></text:span><text:span text:style-name="Source_20_Text"><text:span text:style-name="T18">0.5</text:span></text:span><text:span text:style-name="Source_20_Text"><text:span text:style-name="T9">, </text:span></text:span><text:span text:style-name="Source_20_Text"><text:span text:style-name="T18">1.0</text:span></text:span><text:span text:style-name="Source_20_Text"><text:span text:style-name="T9">, </text:span></text:span><text:span text:style-name="Source_20_Text"><text:span text:style-name="T18">2.0</text:span></text:span><text:span text:style-name="Source_20_Text"><text:span text:style-name="T9">] <text:s/></text:span></text:span><text:span text:style-name="Source_20_Text"><text:span text:style-name="T16"># half-spread (one side) in price units</text:span></text:span></text:p>
      <text:p text:style-name="P3"><text:span text:style-name="Source_20_Text"><text:span text:style-name="T9"><text:s text:c="8"/>half_spread </text:span></text:span><text:span text:style-name="Source_20_Text"><text:span text:style-name="T18">=</text:span></text:span><text:span text:style-name="Source_20_Text"><text:span text:style-name="T9"> spread_choices[action]</text:span></text:span></text:p>
      <text:p text:style-name="P3"><text:span text:style-name="Source_20_Text"><text:span text:style-name="T9"><text:s text:c="8"/>bid_pric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text:span></text:span><text:span text:style-name="Source_20_Text"><text:span text:style-name="T9"> half_spread</text:span></text:span></text:p>
      <text:p text:style-name="P3"><text:span text:style-name="Source_20_Text"><text:span text:style-name="T9"><text:s text:c="8"/>ask_pric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text:span></text:span><text:span text:style-name="Source_20_Text"><text:span text:style-name="T9"> half_spread</text:span></text:span></text:p>
      <text:p text:style-name="P3"><text:soft-page-break/><text:span text:style-name="Source_20_Text"><text:span text:style-name="T9"><text:s text:c="8"/></text:span></text:span><text:span text:style-name="Source_20_Text"><text:span text:style-name="T16"># Simulate a price move (random walk)</text:span></text:span></text:p>
      <text:p text:style-name="P3"><text:span text:style-name="Source_20_Text"><text:span text:style-name="T9"><text:s text:c="8"/>price_move </text:span></text:span><text:span text:style-name="Source_20_Text"><text:span text:style-name="T18">=</text:span></text:span><text:span text:style-name="Source_20_Text"><text:span text:style-name="T9"> random</text:span></text:span><text:span text:style-name="Source_20_Text"><text:span text:style-name="T18">.</text:span></text:span><text:span text:style-name="Source_20_Text"><text:span text:style-name="T9">choice([</text:span></text:span><text:span text:style-name="Source_20_Text"><text:span text:style-name="T18">-1</text:span></text:span><text:span text:style-name="Source_20_Text"><text:span text:style-name="T9">, </text:span></text:span><text:span text:style-name="Source_20_Text"><text:span text:style-name="T18">0</text:span></text:span><text:span text:style-name="Source_20_Text"><text:span text:style-name="T9">, </text:span></text:span><text:span text:style-name="Source_20_Text"><text:span text:style-name="T18">1</text:span></text:span><text:span text:style-name="Source_20_Text"><text:span text:style-name="T9">]) <text:s/></text:span></text:span><text:span text:style-name="Source_20_Text"><text:span text:style-name="T16"># down, unchanged, or up by $1</text:span></text:span></text:p>
      <text:p text:style-name="P3"><text:span text:style-name="Source_20_Text"><text:span text:style-name="T9"><text:s text:c="8"/>new_pric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text:span></text:span><text:span text:style-name="Source_20_Text"><text:span text:style-name="T9"> price_move</text:span></text:span></text:p>
      <text:p text:style-name="P3"><text:span text:style-name="Source_20_Text"><text:span text:style-name="T9"><text:s text:c="8"/>reward </text:span></text:span><text:span text:style-name="Source_20_Text"><text:span text:style-name="T18">=</text:span></text:span><text:span text:style-name="Source_20_Text"><text:span text:style-name="T9"> </text:span></text:span><text:span text:style-name="Source_20_Text"><text:span text:style-name="T18">0.0</text:span></text:span></text:p>
      <text:p text:style-name="P3"><text:span text:style-name="Source_20_Text"><text:span text:style-name="T9"><text:s text:c="8"/></text:span></text:span><text:span text:style-name="Source_20_Text"><text:span text:style-name="T16"># Simulate if any order hit the quotes</text:span></text:span></text:p>
      <text:p text:style-name="P3"><text:span text:style-name="Source_20_Text"><text:span text:style-name="T9"><text:s text:c="8"/></text:span></text:span><text:span text:style-name="Source_20_Text"><text:span text:style-name="T6">if</text:span></text:span><text:span text:style-name="Source_20_Text"><text:span text:style-name="T9"> price_move </text:span></text:span><text:span text:style-name="Source_20_Text"><text:span text:style-name="T18">&gt;</text:span></text:span><text:span text:style-name="Source_20_Text"><text:span text:style-name="T9"> </text:span></text:span><text:span text:style-name="Source_20_Text"><text:span text:style-name="T18">0</text:span></text:span><text:span text:style-name="Source_20_Text"><text:span text:style-name="T9"> </text:span></text:span><text:span text:style-name="Source_20_Text"><text:span text:style-name="T20">and</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lt;</text:span></text:span><text:span text:style-name="Source_20_Text"><text:span text:style-name="T9"> ask_price </text:span></text:span><text:span text:style-name="Source_20_Text"><text:span text:style-name="T18">&lt;=</text:span></text:span><text:span text:style-name="Source_20_Text"><text:span text:style-name="T9"> new_price:</text:span></text:span></text:p>
      <text:p text:style-name="P3"><text:span text:style-name="Source_20_Text"><text:span text:style-name="T9"><text:s text:c="12"/></text:span></text:span><text:span text:style-name="Source_20_Text"><text:span text:style-name="T16"># Price went up through the ask: sell 1 at ask_price</text:span></text:span></text:p>
      <text:p text:style-name="P3"><text:span text:style-name="Source_20_Text"><text:span text:style-name="T9"><text:s text:c="12"/></text:span></text:span><text:span text:style-name="Source_20_Text"><text:span text:style-name="T7">self</text:span></text:span><text:span text:style-name="Source_20_Text"><text:span text:style-name="T18">.</text:span></text:span><text:span text:style-name="Source_20_Text"><text:span text:style-name="T9">inventory </text:span></text:span><text:span text:style-name="Source_20_Text"><text:span text:style-name="T18">-=</text:span></text:span><text:span text:style-name="Source_20_Text"><text:span text:style-name="T9"> </text:span></text:span><text:span text:style-name="Source_20_Text"><text:span text:style-name="T18">1</text:span></text:span></text:p>
      <text:p text:style-name="P3"><text:span text:style-name="Source_20_Text"><text:span text:style-name="T9"><text:s text:c="12"/>reward </text:span></text:span><text:span text:style-name="Source_20_Text"><text:span text:style-name="T18">+=</text:span></text:span><text:span text:style-name="Source_20_Text"><text:span text:style-name="T9"> half_spread </text:span></text:span><text:span text:style-name="Source_20_Text"><text:span text:style-name="T18">*</text:span></text:span><text:span text:style-name="Source_20_Text"><text:span text:style-name="T9"> </text:span></text:span><text:span text:style-name="Source_20_Text"><text:span text:style-name="T18">2</text:span></text:span><text:span text:style-name="Source_20_Text"><text:span text:style-name="T9"> </text:span></text:span><text:span text:style-name="Source_20_Text"><text:span text:style-name="T16"># gained the full spread from buying at mid and selling at ask</text:span></text:span></text:p>
      <text:p text:style-name="P3"><text:span text:style-name="Source_20_Text"><text:span text:style-name="T9"><text:s text:c="8"/></text:span></text:span><text:span text:style-name="Source_20_Text"><text:span text:style-name="T6">if</text:span></text:span><text:span text:style-name="Source_20_Text"><text:span text:style-name="T9"> price_move </text:span></text:span><text:span text:style-name="Source_20_Text"><text:span text:style-name="T18">&lt;</text:span></text:span><text:span text:style-name="Source_20_Text"><text:span text:style-name="T9"> </text:span></text:span><text:span text:style-name="Source_20_Text"><text:span text:style-name="T18">0</text:span></text:span><text:span text:style-name="Source_20_Text"><text:span text:style-name="T9"> </text:span></text:span><text:span text:style-name="Source_20_Text"><text:span text:style-name="T20">and</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gt;</text:span></text:span><text:span text:style-name="Source_20_Text"><text:span text:style-name="T9"> bid_price </text:span></text:span><text:span text:style-name="Source_20_Text"><text:span text:style-name="T18">&gt;=</text:span></text:span><text:span text:style-name="Source_20_Text"><text:span text:style-name="T9"> new_price:</text:span></text:span></text:p>
      <text:p text:style-name="P3"><text:span text:style-name="Source_20_Text"><text:span text:style-name="T9"><text:s text:c="12"/></text:span></text:span><text:span text:style-name="Source_20_Text"><text:span text:style-name="T16"># Price went down through the bid: buy 1 at bid_price</text:span></text:span></text:p>
      <text:p text:style-name="P3"><text:span text:style-name="Source_20_Text"><text:span text:style-name="T9"><text:s text:c="12"/></text:span></text:span><text:span text:style-name="Source_20_Text"><text:span text:style-name="T7">self</text:span></text:span><text:span text:style-name="Source_20_Text"><text:span text:style-name="T18">.</text:span></text:span><text:span text:style-name="Source_20_Text"><text:span text:style-name="T9">inventory </text:span></text:span><text:span text:style-name="Source_20_Text"><text:span text:style-name="T18">+=</text:span></text:span><text:span text:style-name="Source_20_Text"><text:span text:style-name="T9"> </text:span></text:span><text:span text:style-name="Source_20_Text"><text:span text:style-name="T18">1</text:span></text:span></text:p>
      <text:p text:style-name="P3"><text:span text:style-name="Source_20_Text"><text:span text:style-name="T9"><text:s text:c="12"/>reward </text:span></text:span><text:span text:style-name="Source_20_Text"><text:span text:style-name="T18">+=</text:span></text:span><text:span text:style-name="Source_20_Text"><text:span text:style-name="T9"> half_spread </text:span></text:span><text:span text:style-name="Source_20_Text"><text:span text:style-name="T18">*</text:span></text:span><text:span text:style-name="Source_20_Text"><text:span text:style-name="T9"> </text:span></text:span><text:span text:style-name="Source_20_Text"><text:span text:style-name="T18">2</text:span></text:span><text:span text:style-name="Source_20_Text"><text:span text:style-name="T9"> </text:span></text:span><text:span text:style-name="Source_20_Text"><text:span text:style-name="T16"># gained full spread (will profit if can sell later at mid)</text:span></text:span></text:p>
      <text:p text:style-name="P3"><text:span text:style-name="Source_20_Text"><text:span text:style-name="T9"><text:s text:c="8"/></text:span></text:span><text:span text:style-name="Source_20_Text"><text:span text:style-name="T16"># Small penalty for holding inventory (inventory risk cost)</text:span></text:span></text:p>
      <text:p text:style-name="P3"><text:span text:style-name="Source_20_Text"><text:span text:style-name="T9"><text:s text:c="8"/>reward </text:span></text:span><text:span text:style-name="Source_20_Text"><text:span text:style-name="T18">-=</text:span></text:span><text:span text:style-name="Source_20_Text"><text:span text:style-name="T9"> </text:span></text:span><text:span text:style-name="Source_20_Text"><text:span text:style-name="T18">0.1</text:span></text:span><text:span text:style-name="Source_20_Text"><text:span text:style-name="T9">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inventory </text:span></text:span><text:span text:style-name="Source_20_Text"><text:span text:style-name="T18">**</text:span></text:span><text:span text:style-name="Source_20_Text"><text:span text:style-name="T9"> </text:span></text:span><text:span text:style-name="Source_20_Text"><text:span text:style-name="T18">2</text:span></text:span><text:span text:style-name="Source_20_Text"><text:span text:style-name="T9">)</text:span></text:span></text:p>
      <text:p text:style-name="P3"><text:span text:style-name="Source_20_Text"><text:span text:style-name="T9"><text:s text:c="8"/></text:span></text:span><text:span text:style-name="Source_20_Text"><text:span text:style-name="T16"># Update stat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18">=</text:span></text:span><text:span text:style-name="Source_20_Text"><text:span text:style-name="T9"> new_pric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steps </text:span></text:span><text:span text:style-name="Source_20_Text"><text:span text:style-name="T18">+=</text:span></text:span><text:span text:style-name="Source_20_Text"><text:span text:style-name="T9"> </text:span></text:span><text:span text:style-name="Source_20_Text"><text:span text:style-name="T18">1</text:span></text:span></text:p>
      <text:p text:style-name="P3"><text:span text:style-name="Source_20_Text"><text:span text:style-name="T9"><text:s text:c="8"/>don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steps </text:span></text:span><text:span text:style-name="Source_20_Text"><text:span text:style-name="T18">&gt;=</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max_steps)</text:span></text:span></text:p>
      <text:p text:style-name="P3"><text:span text:style-name="Source_20_Text"><text:span text:style-name="T9"><text:s text:c="8"/>state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ice, </text:span></text:span><text:span text:style-name="Source_20_Text"><text:span text:style-name="T7">self</text:span></text:span><text:span text:style-name="Source_20_Text"><text:span text:style-name="T18">.</text:span></text:span><text:span text:style-name="Source_20_Text"><text:span text:style-name="T9">inventory)</text:span></text:span></text:p>
      <text:p text:style-name="P3"><text:span text:style-name="Source_20_Text"><text:span text:style-name="T9"><text:s text:c="8"/></text:span></text:span><text:span text:style-name="Source_20_Text"><text:span text:style-name="T6">return</text:span></text:span><text:span text:style-name="Source_20_Text"><text:span text:style-name="T9"> state, reward, done</text:span></text:span></text:p>
      <text:p text:style-name="P5"/>
      <text:p text:style-name="P3"><text:span text:style-name="Source_20_Text"><text:span text:style-name="T16"># DQN Agent with a simple neural network (for illustration purposes, no deep learning framework)</text:span></text:span></text:p>
      <text:p text:style-name="P3"><text:span text:style-name="Source_20_Text"><text:span text:style-name="T6">class</text:span></text:span><text:span text:style-name="Source_20_Text"><text:span text:style-name="T9"> </text:span></text:span><text:span text:style-name="Source_20_Text"><text:span text:style-name="T12">DQNAgent</text:span></text:span><text:span text:style-name="Source_20_Text"><text:span text:style-name="T9">:</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__init__</text:span></text:span><text:span text:style-name="Source_20_Text"><text:span text:style-name="T9">(</text:span></text:span><text:span text:style-name="Source_20_Text"><text:span text:style-name="T7">self</text:span></text:span><text:span text:style-name="Source_20_Text"><text:span text:style-name="T9">, state_size, action_size, learning_rate</text:span></text:span><text:span text:style-name="Source_20_Text"><text:span text:style-name="T18">=0.001</text:span></text:span><text:span text:style-name="Source_20_Text"><text:span text:style-name="T9">, discount</text:span></text:span><text:span text:style-name="Source_20_Text"><text:span text:style-name="T18">=0.99</text:span></text:span><text:span text:style-name="Source_20_Text"><text:span text:style-name="T9">):</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state_size </text:span></text:span><text:span text:style-name="Source_20_Text"><text:span text:style-name="T18">=</text:span></text:span><text:span text:style-name="Source_20_Text"><text:span text:style-name="T9"> state_siz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action_size </text:span></text:span><text:span text:style-name="Source_20_Text"><text:span text:style-name="T18">=</text:span></text:span><text:span text:style-name="Source_20_Text"><text:span text:style-name="T9"> action_siz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discount </text:span></text:span><text:span text:style-name="Source_20_Text"><text:span text:style-name="T18">=</text:span></text:span><text:span text:style-name="Source_20_Text"><text:span text:style-name="T9"> discount</text:span></text:span></text:p>
      <text:p text:style-name="P3"><text:span text:style-name="Source_20_Text"><text:span text:style-name="T9"><text:s text:c="8"/></text:span></text:span><text:span text:style-name="Source_20_Text"><text:span text:style-name="T16"># Q-network weights initialization (simple linear model for demo)</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weight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zeros((state_size, action_size))</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lr </text:span></text:span><text:span text:style-name="Source_20_Text"><text:span text:style-name="T18">=</text:span></text:span><text:span text:style-name="Source_20_Text"><text:span text:style-name="T9"> learning_rate</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act</text:span></text:span><text:span text:style-name="Source_20_Text"><text:span text:style-name="T9">(</text:span></text:span><text:span text:style-name="Source_20_Text"><text:span text:style-name="T7">self</text:span></text:span><text:span text:style-name="Source_20_Text"><text:span text:style-name="T9">, state, epsilon</text:span></text:span><text:span text:style-name="Source_20_Text"><text:span text:style-name="T18">=0.1</text:span></text:span><text:span text:style-name="Source_20_Text"><text:span text:style-name="T9">):</text:span></text:span></text:p>
      <text:p text:style-name="P3"><text:span text:style-name="Source_20_Text"><text:span text:style-name="T9"><text:s text:c="8"/></text:span></text:span><text:span text:style-name="Source_20_Text"><text:span text:style-name="T16"># Epsilon-greedy policy</text:span></text:span></text:p>
      <text:p text:style-name="P3"><text:span text:style-name="Source_20_Text"><text:span text:style-name="T9"><text:s text:c="8"/></text:span></text:span><text:span text:style-name="Source_20_Text"><text:span text:style-name="T6">if</text:span></text:span><text:span text:style-name="Source_20_Text"><text:span text:style-name="T9"> random</text:span></text:span><text:span text:style-name="Source_20_Text"><text:span text:style-name="T18">.</text:span></text:span><text:span text:style-name="Source_20_Text"><text:span text:style-name="T9">random() </text:span></text:span><text:span text:style-name="Source_20_Text"><text:span text:style-name="T18">&lt;</text:span></text:span><text:span text:style-name="Source_20_Text"><text:span text:style-name="T9"> epsilon:</text:span></text:span></text:p>
      <text:p text:style-name="P3"><text:span text:style-name="Source_20_Text"><text:span text:style-name="T9"><text:s text:c="12"/></text:span></text:span><text:span text:style-name="Source_20_Text"><text:span text:style-name="T6">return</text:span></text:span><text:span text:style-name="Source_20_Text"><text:span text:style-name="T9"> random</text:span></text:span><text:span text:style-name="Source_20_Text"><text:span text:style-name="T18">.</text:span></text:span><text:span text:style-name="Source_20_Text"><text:span text:style-name="T9">randrange(</text:span></text:span><text:span text:style-name="Source_20_Text"><text:span text:style-name="T7">self</text:span></text:span><text:span text:style-name="Source_20_Text"><text:span text:style-name="T18">.</text:span></text:span><text:span text:style-name="Source_20_Text"><text:span text:style-name="T9">action_size)</text:span></text:span></text:p>
      <text:p text:style-name="P3"><text:span text:style-name="Source_20_Text"><text:span text:style-name="T9"><text:s text:c="8"/>q_values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predict(state)</text:span></text:span></text:p>
      <text:p text:style-name="P3"><text:span text:style-name="Source_20_Text"><text:span text:style-name="T9"><text:s text:c="8"/></text:span></text:span><text:span text:style-name="Source_20_Text"><text:span text:style-name="T6">return</text:span></text:span><text:span text:style-name="Source_20_Text"><text:span text:style-name="T9"> </text:span></text:span><text:span text:style-name="Source_20_Text"><text:span text:style-name="T7">int</text:span></text:span><text:span text:style-name="Source_20_Text"><text:span text:style-name="T9">(np</text:span></text:span><text:span text:style-name="Source_20_Text"><text:span text:style-name="T18">.</text:span></text:span><text:span text:style-name="Source_20_Text"><text:span text:style-name="T9">argmax(q_values))</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predict</text:span></text:span><text:span text:style-name="Source_20_Text"><text:span text:style-name="T9">(</text:span></text:span><text:span text:style-name="Source_20_Text"><text:span text:style-name="T7">self</text:span></text:span><text:span text:style-name="Source_20_Text"><text:span text:style-name="T9">, state):</text:span></text:span></text:p>
      <text:p text:style-name="P3"><text:span text:style-name="Source_20_Text"><text:span text:style-name="T9"><text:s text:c="8"/></text:span></text:span><text:span text:style-name="Source_20_Text"><text:span text:style-name="T16"># Linear Q approximation: Q(s,a) = w . s <text:s/>(dot product)</text:span></text:span></text:p>
      <text:p text:style-name="P3"><text:span text:style-name="Source_20_Text"><text:span text:style-name="T9"><text:s text:c="8"/></text:span></text:span><text:span text:style-name="Source_20_Text"><text:span text:style-name="T6">return</text:span></text:span><text:span text:style-name="Source_20_Text"><text:span text:style-name="T9"> np</text:span></text:span><text:span text:style-name="Source_20_Text"><text:span text:style-name="T18">.</text:span></text:span><text:span text:style-name="Source_20_Text"><text:span text:style-name="T9">dot(np</text:span></text:span><text:span text:style-name="Source_20_Text"><text:span text:style-name="T18">.</text:span></text:span><text:span text:style-name="Source_20_Text"><text:span text:style-name="T9">array(state), </text:span></text:span><text:span text:style-name="Source_20_Text"><text:span text:style-name="T7">self</text:span></text:span><text:span text:style-name="Source_20_Text"><text:span text:style-name="T18">.</text:span></text:span><text:span text:style-name="Source_20_Text"><text:span text:style-name="T9">weights)</text:span></text:span></text:p>
      <text:p text:style-name="P3"><text:span text:style-name="Source_20_Text"><text:span text:style-name="T9"><text:s text:c="4"/></text:span></text:span><text:span text:style-name="Source_20_Text"><text:span text:style-name="T6">def</text:span></text:span><text:span text:style-name="Source_20_Text"><text:span text:style-name="T9"> </text:span></text:span><text:span text:style-name="Source_20_Text"><text:span text:style-name="T13">train_on_batch</text:span></text:span><text:span text:style-name="Source_20_Text"><text:span text:style-name="T9">(</text:span></text:span><text:span text:style-name="Source_20_Text"><text:span text:style-name="T7">self</text:span></text:span><text:span text:style-name="Source_20_Text"><text:span text:style-name="T9">, batch):</text:span></text:span></text:p>
      <text:p text:style-name="P3"><text:span text:style-name="Source_20_Text"><text:span text:style-name="T9"><text:s text:c="8"/></text:span></text:span><text:span text:style-name="Source_20_Text"><text:span text:style-name="T16"># batch is list of (state, action, reward, next_state, done) tuples</text:span></text:span></text:p>
      <text:p text:style-name="P3"><text:span text:style-name="Source_20_Text"><text:span text:style-name="T9"><text:s text:c="8"/></text:span></text:span><text:span text:style-name="Source_20_Text"><text:span text:style-name="T16"># Convert to arrays for vectorized operations</text:span></text:span></text:p>
      <text:p text:style-name="P3"><text:span text:style-name="Source_20_Text"><text:span text:style-name="T9"><text:s text:c="8"/>state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s </text:span></text:span><text:span text:style-name="Source_20_Text"><text:span text:style-name="T6">for</text:span></text:span><text:span text:style-name="Source_20_Text"><text:span text:style-name="T9"> (s, _, _, _, _) </text:span></text:span><text:span text:style-name="Source_20_Text"><text:span text:style-name="T20">in</text:span></text:span><text:span text:style-name="Source_20_Text"><text:span text:style-name="T9"> batch])</text:span></text:span></text:p>
      <text:p text:style-name="P3"><text:span text:style-name="Source_20_Text"><text:span text:style-name="T9"><text:s text:c="8"/>action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a </text:span></text:span><text:span text:style-name="Source_20_Text"><text:span text:style-name="T6">for</text:span></text:span><text:span text:style-name="Source_20_Text"><text:span text:style-name="T9"> (_, a, _, _, _) </text:span></text:span><text:span text:style-name="Source_20_Text"><text:span text:style-name="T20">in</text:span></text:span><text:span text:style-name="Source_20_Text"><text:span text:style-name="T9"> batch])</text:span></text:span></text:p>
      <text:p text:style-name="P3"><text:span text:style-name="Source_20_Text"><text:span text:style-name="T9"><text:s text:c="8"/>reward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r </text:span></text:span><text:span text:style-name="Source_20_Text"><text:span text:style-name="T6">for</text:span></text:span><text:span text:style-name="Source_20_Text"><text:span text:style-name="T9"> (_, _, r, _, _) </text:span></text:span><text:span text:style-name="Source_20_Text"><text:span text:style-name="T20">in</text:span></text:span><text:span text:style-name="Source_20_Text"><text:span text:style-name="T9"> batch])</text:span></text:span></text:p>
      <text:p text:style-name="P3"><text:span text:style-name="Source_20_Text"><text:span text:style-name="T9"><text:s text:c="8"/>next_state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ns </text:span></text:span><text:span text:style-name="Source_20_Text"><text:span text:style-name="T6">for</text:span></text:span><text:span text:style-name="Source_20_Text"><text:span text:style-name="T9"> (_, _, _, ns, _) </text:span></text:span><text:span text:style-name="Source_20_Text"><text:span text:style-name="T20">in</text:span></text:span><text:span text:style-name="Source_20_Text"><text:span text:style-name="T9"> batch])</text:span></text:span></text:p>
      <text:p text:style-name="P3"><text:span text:style-name="Source_20_Text"><text:span text:style-name="T9"><text:s text:c="8"/>done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d </text:span></text:span><text:span text:style-name="Source_20_Text"><text:span text:style-name="T6">for</text:span></text:span><text:span text:style-name="Source_20_Text"><text:span text:style-name="T9"> (_, _, _, _, d) </text:span></text:span><text:span text:style-name="Source_20_Text"><text:span text:style-name="T20">in</text:span></text:span><text:span text:style-name="Source_20_Text"><text:span text:style-name="T9"> batch])</text:span></text:span></text:p>
      <text:p text:style-name="P3"><text:span text:style-name="Source_20_Text"><text:span text:style-name="T9"><text:s text:c="8"/></text:span></text:span><text:span text:style-name="Source_20_Text"><text:span text:style-name="T16"># Current Q values for all actions</text:span></text:span></text:p>
      <text:p text:style-name="P3"><text:span text:style-name="Source_20_Text"><text:span text:style-name="T9"><text:s text:c="8"/>Q_current </text:span></text:span><text:span text:style-name="Source_20_Text"><text:span text:style-name="T18">=</text:span></text:span><text:span text:style-name="Source_20_Text"><text:span text:style-name="T9"> states</text:span></text:span><text:span text:style-name="Source_20_Text"><text:span text:style-name="T18">.</text:span></text:span><text:span text:style-name="Source_20_Text"><text:span text:style-name="T9">dot(</text:span></text:span><text:span text:style-name="Source_20_Text"><text:span text:style-name="T7">self</text:span></text:span><text:span text:style-name="Source_20_Text"><text:span text:style-name="T18">.</text:span></text:span><text:span text:style-name="Source_20_Text"><text:span text:style-name="T9">weights) <text:s/></text:span></text:span><text:span text:style-name="Source_20_Text"><text:span text:style-name="T16"># shape: (batch_size, action_size)</text:span></text:span></text:p>
      <text:p text:style-name="P3"><text:span text:style-name="Source_20_Text"><text:span text:style-name="T9"><text:s text:c="8"/></text:span></text:span><text:span text:style-name="Source_20_Text"><text:span text:style-name="T16"># Target Q values</text:span></text:span></text:p>
      <text:p text:style-name="P3"><text:span text:style-name="Source_20_Text"><text:span text:style-name="T9"><text:s text:c="8"/>Q_target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copy(Q_current)</text:span></text:span></text:p>
      <text:p text:style-name="P3"><text:span text:style-name="Source_20_Text"><text:span text:style-name="T9"><text:s text:c="8"/></text:span></text:span><text:span text:style-name="Source_20_Text"><text:span text:style-name="T16"># Compute target for the taken action</text:span></text:span></text:p>
      <text:p text:style-name="P3"><text:span text:style-name="Source_20_Text"><text:span text:style-name="T9"><text:s text:c="8"/>next_Q </text:span></text:span><text:span text:style-name="Source_20_Text"><text:span text:style-name="T18">=</text:span></text:span><text:span text:style-name="Source_20_Text"><text:span text:style-name="T9"> next_states</text:span></text:span><text:span text:style-name="Source_20_Text"><text:span text:style-name="T18">.</text:span></text:span><text:span text:style-name="Source_20_Text"><text:span text:style-name="T9">dot(</text:span></text:span><text:span text:style-name="Source_20_Text"><text:span text:style-name="T7">self</text:span></text:span><text:span text:style-name="Source_20_Text"><text:span text:style-name="T18">.</text:span></text:span><text:span text:style-name="Source_20_Text"><text:span text:style-name="T9">weights)</text:span></text:span></text:p>
      <text:p text:style-name="P3"><text:span text:style-name="Source_20_Text"><text:span text:style-name="T9"><text:s text:c="8"/>max_next_Q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max(next_Q, axis</text:span></text:span><text:span text:style-name="Source_20_Text"><text:span text:style-name="T18">=1</text:span></text:span><text:span text:style-name="Source_20_Text"><text:span text:style-name="T9">)</text:span></text:span></text:p>
      <text:p text:style-name="P3"><text:span text:style-name="Source_20_Text"><text:span text:style-name="T9"><text:s text:c="8"/></text:span></text:span><text:span text:style-name="Source_20_Text"><text:span text:style-name="T16"># Bellman update for each sample in batch</text:span></text:span></text:p>
      <text:p text:style-name="P3"><text:span text:style-name="Source_20_Text"><text:span text:style-name="T9"><text:s text:c="8"/></text:span></text:span><text:span text:style-name="Source_20_Text"><text:span text:style-name="T6">for</text:span></text:span><text:span text:style-name="Source_20_Text"><text:span text:style-name="T9"> i </text:span></text:span><text:span text:style-name="Source_20_Text"><text:span text:style-name="T20">in</text:span></text:span><text:span text:style-name="Source_20_Text"><text:span text:style-name="T9"> </text:span></text:span><text:span text:style-name="Source_20_Text"><text:span text:style-name="T7">range</text:span></text:span><text:span text:style-name="Source_20_Text"><text:span text:style-name="T9">(</text:span></text:span><text:span text:style-name="Source_20_Text"><text:span text:style-name="T7">len</text:span></text:span><text:span text:style-name="Source_20_Text"><text:span text:style-name="T9">(batch)):</text:span></text:span></text:p>
      <text:p text:style-name="P3"><text:span text:style-name="Source_20_Text"><text:span text:style-name="T9"><text:s text:c="12"/>target </text:span></text:span><text:span text:style-name="Source_20_Text"><text:span text:style-name="T18">=</text:span></text:span><text:span text:style-name="Source_20_Text"><text:span text:style-name="T9"> rewards[i]</text:span></text:span></text:p>
      <text:p text:style-name="P3"><text:span text:style-name="Source_20_Text"><text:span text:style-name="T9"><text:s text:c="12"/></text:span></text:span><text:span text:style-name="Source_20_Text"><text:span text:style-name="T6">if</text:span></text:span><text:span text:style-name="Source_20_Text"><text:span text:style-name="T9"> </text:span></text:span><text:span text:style-name="Source_20_Text"><text:span text:style-name="T20">not</text:span></text:span><text:span text:style-name="Source_20_Text"><text:span text:style-name="T9"> dones[i]:</text:span></text:span></text:p>
      <text:p text:style-name="P3"><text:span text:style-name="Source_20_Text"><text:span text:style-name="T9"><text:s text:c="16"/>target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discount </text:span></text:span><text:span text:style-name="Source_20_Text"><text:span text:style-name="T18">*</text:span></text:span><text:span text:style-name="Source_20_Text"><text:span text:style-name="T9"> max_next_Q[i]</text:span></text:span></text:p>
      <text:p text:style-name="P3"><text:span text:style-name="Source_20_Text"><text:span text:style-name="T9"><text:s text:c="12"/>Q_target[i, actions[i]] </text:span></text:span><text:span text:style-name="Source_20_Text"><text:span text:style-name="T18">=</text:span></text:span><text:span text:style-name="Source_20_Text"><text:span text:style-name="T9"> target</text:span></text:span></text:p>
      <text:p text:style-name="P3"><text:span text:style-name="Source_20_Text"><text:span text:style-name="T9"><text:s text:c="8"/></text:span></text:span><text:span text:style-name="Source_20_Text"><text:span text:style-name="T16"># Gradient descent step: update weights to minimize (Q_current - Q_target)^2</text:span></text:span></text:p>
      <text:p text:style-name="P3"><text:span text:style-name="Source_20_Text"><text:span text:style-name="T9"><text:s text:c="8"/></text:span></text:span><text:span text:style-name="Source_20_Text"><text:span text:style-name="T16"># For simplicity, do a single-step gradient update (closed-form for linear model)</text:span></text:span></text:p>
      <text:p text:style-name="P3"><text:span text:style-name="Source_20_Text"><text:span text:style-name="T9"><text:s text:c="8"/></text:span></text:span><text:span text:style-name="Source_20_Text"><text:span text:style-name="T16"># weight_gradient = state.T * (Q_current - Q_target)</text:span></text:span></text:p>
      <text:p text:style-name="P3"><text:span text:style-name="Source_20_Text"><text:span text:style-name="T9"><text:s text:c="8"/>grad </text:span></text:span><text:span text:style-name="Source_20_Text"><text:span text:style-name="T18">=</text:span></text:span><text:span text:style-name="Source_20_Text"><text:span text:style-name="T9"> states</text:span></text:span><text:span text:style-name="Source_20_Text"><text:span text:style-name="T18">.</text:span></text:span><text:span text:style-name="Source_20_Text"><text:span text:style-name="T9">T</text:span></text:span><text:span text:style-name="Source_20_Text"><text:span text:style-name="T18">.</text:span></text:span><text:span text:style-name="Source_20_Text"><text:span text:style-name="T9">dot(Q_current </text:span></text:span><text:span text:style-name="Source_20_Text"><text:span text:style-name="T18">-</text:span></text:span><text:span text:style-name="Source_20_Text"><text:span text:style-name="T9"> Q_target) </text:span></text:span><text:span text:style-name="Source_20_Text"><text:span text:style-name="T18">/</text:span></text:span><text:span text:style-name="Source_20_Text"><text:span text:style-name="T9"> </text:span></text:span><text:span text:style-name="Source_20_Text"><text:span text:style-name="T7">len</text:span></text:span><text:span text:style-name="Source_20_Text"><text:span text:style-name="T9">(batch)</text:span></text:span></text:p>
      <text:p text:style-name="P3"><text:span text:style-name="Source_20_Text"><text:span text:style-name="T9"><text:s text:c="8"/></text:span></text:span><text:span text:style-name="Source_20_Text"><text:span text:style-name="T7">self</text:span></text:span><text:span text:style-name="Source_20_Text"><text:span text:style-name="T18">.</text:span></text:span><text:span text:style-name="Source_20_Text"><text:span text:style-name="T9">weights </text:span></text:span><text:span text:style-name="Source_20_Text"><text:span text:style-name="T18">-=</text:span></text:span><text:span text:style-name="Source_20_Text"><text:span text:style-name="T9"> </text:span></text:span><text:span text:style-name="Source_20_Text"><text:span text:style-name="T7">self</text:span></text:span><text:span text:style-name="Source_20_Text"><text:span text:style-name="T18">.</text:span></text:span><text:span text:style-name="Source_20_Text"><text:span text:style-name="T9">lr </text:span></text:span><text:span text:style-name="Source_20_Text"><text:span text:style-name="T18">*</text:span></text:span><text:span text:style-name="Source_20_Text"><text:span text:style-name="T9"> grad</text:span></text:span></text:p>
      <text:p text:style-name="P5"/>
      <text:p text:style-name="P3"><text:span text:style-name="Source_20_Text"><text:span text:style-name="T16"># Create environment and agent</text:span></text:span></text:p>
      <text:p text:style-name="P3"><text:span text:style-name="Source_20_Text"><text:span text:style-name="T9">env </text:span></text:span><text:span text:style-name="Source_20_Text"><text:span text:style-name="T18">=</text:span></text:span><text:span text:style-name="Source_20_Text"><text:span text:style-name="T9"> MarketMakingEnv()</text:span></text:span></text:p>
      <text:p text:style-name="P3"><text:span text:style-name="Source_20_Text"><text:span text:style-name="T9">agent </text:span></text:span><text:span text:style-name="Source_20_Text"><text:span text:style-name="T18">=</text:span></text:span><text:span text:style-name="Source_20_Text"><text:span text:style-name="T9"> DQNAgent(state_size</text:span></text:span><text:span text:style-name="Source_20_Text"><text:span text:style-name="T18">=2</text:span></text:span><text:span text:style-name="Source_20_Text"><text:span text:style-name="T9">, action_size</text:span></text:span><text:span text:style-name="Source_20_Text"><text:span text:style-name="T18">=3</text:span></text:span><text:span text:style-name="Source_20_Text"><text:span text:style-name="T9">)</text:span></text:span></text:p>
      <text:p text:style-name="P5"/>
      <text:p text:style-name="P3"><text:span text:style-name="Source_20_Text"><text:span text:style-name="T16"># Training loop (simplified)</text:span></text:span></text:p>
      <text:p text:style-name="P3"><text:span text:style-name="Source_20_Text"><text:span text:style-name="T6">for</text:span></text:span><text:span text:style-name="Source_20_Text"><text:span text:style-name="T9"> episode </text:span></text:span><text:span text:style-name="Source_20_Text"><text:span text:style-name="T20">in</text:span></text:span><text:span text:style-name="Source_20_Text"><text:span text:style-name="T9"> </text:span></text:span><text:span text:style-name="Source_20_Text"><text:span text:style-name="T7">range</text:span></text:span><text:span text:style-name="Source_20_Text"><text:span text:style-name="T9">(</text:span></text:span><text:span text:style-name="Source_20_Text"><text:span text:style-name="T18">50</text:span></text:span><text:span text:style-name="Source_20_Text"><text:span text:style-name="T9">): <text:s/></text:span></text:span><text:span text:style-name="Source_20_Text"><text:span text:style-name="T16"># train for 50 episodes</text:span></text:span></text:p>
      <text:p text:style-name="P3"><text:span text:style-name="Source_20_Text"><text:span text:style-name="T9"><text:s text:c="4"/>state </text:span></text:span><text:span text:style-name="Source_20_Text"><text:span text:style-name="T18">=</text:span></text:span><text:span text:style-name="Source_20_Text"><text:span text:style-name="T9"> env</text:span></text:span><text:span text:style-name="Source_20_Text"><text:span text:style-name="T18">.</text:span></text:span><text:span text:style-name="Source_20_Text"><text:span text:style-name="T9">reset()</text:span></text:span></text:p>
      <text:p text:style-name="P3"><text:span text:style-name="Source_20_Text"><text:span text:style-name="T9"><text:s text:c="4"/></text:span></text:span><text:span text:style-name="Source_20_Text"><text:span text:style-name="T6">for</text:span></text:span><text:span text:style-name="Source_20_Text"><text:span text:style-name="T9"> t </text:span></text:span><text:span text:style-name="Source_20_Text"><text:span text:style-name="T20">in</text:span></text:span><text:span text:style-name="Source_20_Text"><text:span text:style-name="T9"> </text:span></text:span><text:span text:style-name="Source_20_Text"><text:span text:style-name="T7">range</text:span></text:span><text:span text:style-name="Source_20_Text"><text:span text:style-name="T9">(env</text:span></text:span><text:span text:style-name="Source_20_Text"><text:span text:style-name="T18">.</text:span></text:span><text:span text:style-name="Source_20_Text"><text:span text:style-name="T9">max_steps):</text:span></text:span></text:p>
      <text:p text:style-name="P3"><text:span text:style-name="Source_20_Text"><text:span text:style-name="T9"><text:s text:c="8"/>action </text:span></text:span><text:span text:style-name="Source_20_Text"><text:span text:style-name="T18">=</text:span></text:span><text:span text:style-name="Source_20_Text"><text:span text:style-name="T9"> agent</text:span></text:span><text:span text:style-name="Source_20_Text"><text:span text:style-name="T18">.</text:span></text:span><text:span text:style-name="Source_20_Text"><text:span text:style-name="T9">act(state, epsilon</text:span></text:span><text:span text:style-name="Source_20_Text"><text:span text:style-name="T18">=0.1</text:span></text:span><text:span text:style-name="Source_20_Text"><text:span text:style-name="T9">) <text:s/></text:span></text:span><text:span text:style-name="Source_20_Text"><text:span text:style-name="T16"># choose action with epsilon-greedy</text:span></text:span></text:p>
      <text:p text:style-name="P3"><text:span text:style-name="Source_20_Text"><text:span text:style-name="T9"><text:s text:c="8"/>next_state, reward, done </text:span></text:span><text:span text:style-name="Source_20_Text"><text:span text:style-name="T18">=</text:span></text:span><text:span text:style-name="Source_20_Text"><text:span text:style-name="T9"> env</text:span></text:span><text:span text:style-name="Source_20_Text"><text:span text:style-name="T18">.</text:span></text:span><text:span text:style-name="Source_20_Text"><text:span text:style-name="T9">step(action)</text:span></text:span></text:p>
      <text:p text:style-name="P3"><text:span text:style-name="Source_20_Text"><text:span text:style-name="T9"><text:s text:c="8"/></text:span></text:span><text:span text:style-name="Source_20_Text"><text:span text:style-name="T16"># Store transition in memory (here we use a simple list as memory for demo)</text:span></text:span></text:p>
      <text:p text:style-name="P3"><text:span text:style-name="Source_20_Text"><text:span text:style-name="T9"><text:s text:c="8"/></text:span></text:span><text:span text:style-name="Source_20_Text"><text:span text:style-name="T16"># In practice, use a replay buffer and sample minibatches</text:span></text:span></text:p>
      <text:p text:style-name="P3"><text:span text:style-name="Source_20_Text"><text:span text:style-name="T9"><text:s text:c="8"/>transition </text:span></text:span><text:span text:style-name="Source_20_Text"><text:span text:style-name="T18">=</text:span></text:span><text:span text:style-name="Source_20_Text"><text:span text:style-name="T9"> (state, action, reward, next_state, done)</text:span></text:span></text:p>
      <text:p text:style-name="P3"><text:soft-page-break/><text:span text:style-name="Source_20_Text"><text:span text:style-name="T9"><text:s text:c="8"/></text:span></text:span><text:span text:style-name="Source_20_Text"><text:span text:style-name="T16"># For demonstration, update agent immediately on each step (online Q-learning)</text:span></text:span></text:p>
      <text:p text:style-name="P3"><text:span text:style-name="Source_20_Text"><text:span text:style-name="T9"><text:s text:c="8"/>agent</text:span></text:span><text:span text:style-name="Source_20_Text"><text:span text:style-name="T18">.</text:span></text:span><text:span text:style-name="Source_20_Text"><text:span text:style-name="T9">train_on_batch([transition])</text:span></text:span></text:p>
      <text:p text:style-name="P3"><text:span text:style-name="Source_20_Text"><text:span text:style-name="T9"><text:s text:c="8"/>state </text:span></text:span><text:span text:style-name="Source_20_Text"><text:span text:style-name="T18">=</text:span></text:span><text:span text:style-name="Source_20_Text"><text:span text:style-name="T9"> next_state</text:span></text:span></text:p>
      <text:p text:style-name="P3"><text:span text:style-name="Source_20_Text"><text:span text:style-name="T9"><text:s text:c="8"/></text:span></text:span><text:span text:style-name="Source_20_Text"><text:span text:style-name="T6">if</text:span></text:span><text:span text:style-name="Source_20_Text"><text:span text:style-name="T9"> done:</text:span></text:span></text:p>
      <text:p text:style-name="P3"><text:span text:style-name="Source_20_Text"><text:span text:style-name="T9"><text:s text:c="12"/></text:span></text:span><text:span text:style-name="Source_20_Text"><text:span text:style-name="T6">break</text:span></text:span></text:p>
      <text:p text:style-name="P5"/>
      <text:p text:style-name="P3"><text:span text:style-name="Source_20_Text"><text:span text:style-name="T16"># After training, test the agent's policy (epsilon=0 for greedy)</text:span></text:span></text:p>
      <text:p text:style-name="P3"><text:span text:style-name="Source_20_Text"><text:span text:style-name="T9">state </text:span></text:span><text:span text:style-name="Source_20_Text"><text:span text:style-name="T18">=</text:span></text:span><text:span text:style-name="Source_20_Text"><text:span text:style-name="T9"> env</text:span></text:span><text:span text:style-name="Source_20_Text"><text:span text:style-name="T18">.</text:span></text:span><text:span text:style-name="Source_20_Text"><text:span text:style-name="T9">reset()</text:span></text:span></text:p>
      <text:p text:style-name="P3"><text:span text:style-name="Source_20_Text"><text:span text:style-name="T9">total_reward </text:span></text:span><text:span text:style-name="Source_20_Text"><text:span text:style-name="T18">=</text:span></text:span><text:span text:style-name="Source_20_Text"><text:span text:style-name="T9"> </text:span></text:span><text:span text:style-name="Source_20_Text"><text:span text:style-name="T18">0</text:span></text:span></text:p>
      <text:p text:style-name="P3"><text:span text:style-name="Source_20_Text"><text:span text:style-name="T6">for</text:span></text:span><text:span text:style-name="Source_20_Text"><text:span text:style-name="T9"> t </text:span></text:span><text:span text:style-name="Source_20_Text"><text:span text:style-name="T20">in</text:span></text:span><text:span text:style-name="Source_20_Text"><text:span text:style-name="T9"> </text:span></text:span><text:span text:style-name="Source_20_Text"><text:span text:style-name="T7">range</text:span></text:span><text:span text:style-name="Source_20_Text"><text:span text:style-name="T9">(env</text:span></text:span><text:span text:style-name="Source_20_Text"><text:span text:style-name="T18">.</text:span></text:span><text:span text:style-name="Source_20_Text"><text:span text:style-name="T9">max_steps):</text:span></text:span></text:p>
      <text:p text:style-name="P3"><text:span text:style-name="Source_20_Text"><text:span text:style-name="T9"><text:s text:c="4"/>action </text:span></text:span><text:span text:style-name="Source_20_Text"><text:span text:style-name="T18">=</text:span></text:span><text:span text:style-name="Source_20_Text"><text:span text:style-name="T9"> agent</text:span></text:span><text:span text:style-name="Source_20_Text"><text:span text:style-name="T18">.</text:span></text:span><text:span text:style-name="Source_20_Text"><text:span text:style-name="T9">act(state, epsilon</text:span></text:span><text:span text:style-name="Source_20_Text"><text:span text:style-name="T18">=0.0</text:span></text:span><text:span text:style-name="Source_20_Text"><text:span text:style-name="T9">) <text:s/></text:span></text:span><text:span text:style-name="Source_20_Text"><text:span text:style-name="T16"># exploit learned policy</text:span></text:span></text:p>
      <text:p text:style-name="P3"><text:span text:style-name="Source_20_Text"><text:span text:style-name="T9"><text:s text:c="4"/>state, reward, done </text:span></text:span><text:span text:style-name="Source_20_Text"><text:span text:style-name="T18">=</text:span></text:span><text:span text:style-name="Source_20_Text"><text:span text:style-name="T9"> env</text:span></text:span><text:span text:style-name="Source_20_Text"><text:span text:style-name="T18">.</text:span></text:span><text:span text:style-name="Source_20_Text"><text:span text:style-name="T9">step(action)</text:span></text:span></text:p>
      <text:p text:style-name="P3"><text:span text:style-name="Source_20_Text"><text:span text:style-name="T9"><text:s text:c="4"/>total_reward </text:span></text:span><text:span text:style-name="Source_20_Text"><text:span text:style-name="T18">+=</text:span></text:span><text:span text:style-name="Source_20_Text"><text:span text:style-name="T9"> reward</text:span></text:span></text:p>
      <text:p text:style-name="P3"><text:span text:style-name="Source_20_Text"><text:span text:style-name="T9"><text:s text:c="4"/></text:span></text:span><text:span text:style-name="Source_20_Text"><text:span text:style-name="T6">if</text:span></text:span><text:span text:style-name="Source_20_Text"><text:span text:style-name="T9"> done:</text:span></text:span></text:p>
      <text:p text:style-name="P3"><text:span text:style-name="Source_20_Text"><text:span text:style-name="T9"><text:s text:c="8"/></text:span></text:span><text:span text:style-name="Source_20_Text"><text:span text:style-name="T6">break</text:span></text:span></text:p>
      <text:p text:style-name="P4"><text:span text:style-name="Source_20_Text"><text:span text:style-name="T7">print</text:span></text:span><text:span text:style-name="Source_20_Text"><text:span text:style-name="T9">(</text:span></text:span><text:span text:style-name="Source_20_Text"><text:span text:style-name="T22">"Test run total reward:"</text:span></text:span><text:span text:style-name="Source_20_Text"><text:span text:style-name="T9">, total_reward)</text:span></text:span></text:p>
      <text:p text:style-name="Text_20_body">In this code:</text:p>
      <text:list xml:id="list3229713472" text:style-name="L6">
        <text:list-item>
          <text:p text:style-name="P13">The <text:span text:style-name="Source_20_Text">MarketMakingEnv</text:span> simulates price movements and order executions. The logic is highly simplified: it assumes at most one execution per time step based on if the price crosses the quote. The reward includes a spread capture (we assumed full spread capture per trade for simplicity) and an inventory holding penalty (<text:span text:style-name="Source_20_Text">-0.1 * inventory^2</text:span>). </text:p>
        </text:list-item>
        <text:list-item>
          <text:p text:style-name="P13">The <text:span text:style-name="Source_20_Text">DQNAgent</text:span> is a basic linear Q approximator (no deep neural network library used). It uses an $\epsilon$-greedy policy for exploration and a simple gradient descent update for the linear weights to move towards the Bellman optimality. We maintain and update a weight matrix for Q-values: essentially $Q(s,a) \approx w_a \cdot s$ for each action $a$. </text:p>
        </text:list-item>
        <text:list-item>
          <text:p text:style-name="P13">The training loop runs episodes where the agent interacts with the environment. We have not implemented a replay memory here for simplicity – instead, we update the weights on each step (this is closer to online Q-learning). In a realistic DQN, we would collect experiences and train on mini-batches sampled from replay memory, and use a separate target network for stability. </text:p>
        </text:list-item>
        <text:list-item>
          <text:p text:style-name="P12">After training, we run a test episode with the learned policy (no exploration) and print the total reward. This would show if the agent learned something (in such a simple environment, it might learn to always choose a particular spread). </text:p>
        </text:list-item>
      </text:list>
      <text:p text:style-name="Text_20_body">Although this example is rudimentary, it demonstrates the scaffolding of an AI market-making agent. In practice, one would use libraries like TensorFlow or PyTorch to define a neural network for <text:span text:style-name="Source_20_Text">agent.predict</text:span> (possibly with layers to process order book data), and one would incorporate more complex features into the state (like a history of order flow, or multiple price levels). The core idea is that the agent learns to choose from discrete spread options based on the state to maximize rewards.</text:p>
      <text:h text:style-name="Heading_20_3" text:outline-level="3"><text:bookmark-start text:name="__RefHeading___Toc124_1984277847"/>Data Preprocessing for Feature Extraction<text:bookmark-end text:name="__RefHeading___Toc124_1984277847"/></text:h>
      <text:p text:style-name="Text_20_body">Feeding the right data to a market-making algorithm is crucial. Raw exchange data for cryptocurrencies and perpetual futures comes in forms such as: <text:span text:style-name="Strong_20_Emphasis">limit order book snapshots</text:span>, <text:span text:style-name="Strong_20_Emphasis">trade prints</text:span>, and <text:span text:style-name="Strong_20_Emphasis">funding rate updates</text:span> (for perps). Preprocessing typically involves:</text:p>
      <text:list xml:id="list3063964595" text:style-name="L7">
        <text:list-item>
          <text:p text:style-name="P15"><text:span text:style-name="Strong_20_Emphasis">Aggregating or sampling the order book</text:span>: For example, recording the top 10 bid and ask prices and volumes as features at each time step. Directly using the full order book can be high-dimensional, so often one computes summary features. In the code above, our state was just (price, inventory) for simplicity, but a real state might include features like <text:span text:style-name="Emphasis">bid-ask spread</text:span>, <text:span text:style-name="Emphasis">bid imbalance</text:span> (e.g. $(V_{\text{bid}}-V_{\text{ask}})/(V_{\text{bid}}+V_{\text{ask}})$ for volumes at top levels), <text:span text:style-name="Emphasis">order book slope</text:span> (how quickly prices move if you <text:soft-page-break/>walk up/down the book), etc. These features help the agent or model gauge immediate supply/demand. </text:p>
        </text:list-item>
        <text:list-item>
          <text:p text:style-name="P15"><text:span text:style-name="Strong_20_Emphasis">Handling event data</text:span>: Market data is event-driven (new orders, cancels, trades). One common approach is to discretize time into intervals (say 1 second or 100ms bars) and aggregate events within those. For each interval, one might compute features such as <text:span text:style-name="Emphasis">total buy volume</text:span>, <text:span text:style-name="Emphasis">total sell volume</text:span>, <text:span text:style-name="Emphasis">number of trades</text:span>, <text:span text:style-name="Emphasis">price change</text:span>, <text:span text:style-name="Emphasis">high-low range</text:span>, etc. Technical indicators can be applied on this high-frequency data (like short-term moving averages of price or momentum oscillators) to feed into ML models. Feature engineering can also leverage domain knowledge: e.g., a <text:span text:style-name="Strong_20_Emphasis">trade flow imbalance</text:span> feature might measure the difference between the number of buyer-initiated trades and seller-initiated trades in the last $n$ intervals (<text:a xlink:type="simple" xlink:href="https://ar5iv.org/pdf/1911.08647#:~:text=In%20this%20paper%2C%20the%20ESS,environmental%20reward%20signal" text:style-name="Internet_20_link" text:visited-style-name="Visited_20_Internet_20_Link">[1911.08647] Deep Reinforcement Learning in Cryptocurrency Market Making</text:a>). If significantly positive, it indicates buying pressure. </text:p>
        </text:list-item>
        <text:list-item>
          <text:p text:style-name="P15"><text:span text:style-name="Strong_20_Emphasis">Scaling and normalization</text:span>: Features like price changes or volumes can vary widely over time or between assets. It’s common to normalize inputs for ML models – for instance, express prices relative to some moving average, or volumes relative to average volume. This prevents the model from being overly sensitive to scale and allows training on multiple instruments together. For crypto, one might take logarithmic returns (difference in log price) as a feature instead of raw price change. Volumes might be scaled by a rolling baseline or z-score normalized. </text:p>
        </text:list-item>
        <text:list-item>
          <text:p text:style-name="P15"><text:span text:style-name="Strong_20_Emphasis">Label creation (for supervised learning)</text:span>: If training a supervised model to predict price movement, one needs to define the target variable. A typical choice is to label each time step with +1, 0, or -1 for upward, flat, or downward movement of the mid-price over the next horizon (for example, next 10 trades or next 1 second) (<text:a xlink:type="simple" xlink:href="https://ar5iv.org/pdf/1911.08647#:~:text=In%20this%20paper%2C%20the%20ESS,environmental%20reward%20signal" text:style-name="Internet_20_link" text:visited-style-name="Visited_20_Internet_20_Link">[1911.08647] Deep Reinforcement Learning in Cryptocurrency Market Making</text:a>) (<text:a xlink:type="simple" xlink:href="https://ar5iv.org/pdf/1911.08647#:~:text=" text:style-name="Internet_20_link" text:visited-style-name="Visited_20_Internet_20_Link">[1911.08647] Deep Reinforcement Learning in Cryptocurrency Market Making</text:a>). Another target could be the future returns or the future inventory change required. These labels allow one to train classifiers or regressors that later assist the market-making logic. </text:p>
        </text:list-item>
        <text:list-item>
          <text:p text:style-name="P14"><text:span text:style-name="Strong_20_Emphasis">Reducing noise</text:span>: High-frequency data is noisy. Some implementations use smoothing techniques or lower the frequency of decisions to avoid reacting to every tiny fluctuation. For example, an RL agent might decide on a spread once every second, using features aggregated over that second, instead of on every single market tick, to focus on the signal. </text:p>
        </text:list-item>
      </text:list>
      <text:p text:style-name="Text_20_body">In our code example, the state was very coarse (price and inventory). A more realistic state representation could be: <text:span text:style-name="Source_20_Text">state = [inv, bid_spread, ask_spread, imbalance, momentum, volatility]</text:span> etc., concatenating inventory and various market indicators. One might write code to compute these from raw order book data frames or websocket feeds. For instance:</text:p>
      <text:p text:style-name="P3"><text:span text:style-name="Source_20_Text"><text:span text:style-name="T16"># Pseudo-code for computing features from order book snapshot</text:span></text:span></text:p>
      <text:p text:style-name="P3"><text:span text:style-name="Source_20_Text"><text:span text:style-name="T9">mid_price </text:span></text:span><text:span text:style-name="Source_20_Text"><text:span text:style-name="T18">=</text:span></text:span><text:span text:style-name="Source_20_Text"><text:span text:style-name="T9"> (best_bid </text:span></text:span><text:span text:style-name="Source_20_Text"><text:span text:style-name="T18">+</text:span></text:span><text:span text:style-name="Source_20_Text"><text:span text:style-name="T9"> best_ask) </text:span></text:span><text:span text:style-name="Source_20_Text"><text:span text:style-name="T18">/</text:span></text:span><text:span text:style-name="Source_20_Text"><text:span text:style-name="T9"> </text:span></text:span><text:span text:style-name="Source_20_Text"><text:span text:style-name="T18">2</text:span></text:span></text:p>
      <text:p text:style-name="P3"><text:span text:style-name="Source_20_Text"><text:span text:style-name="T9">spread </text:span></text:span><text:span text:style-name="Source_20_Text"><text:span text:style-name="T18">=</text:span></text:span><text:span text:style-name="Source_20_Text"><text:span text:style-name="T9"> best_ask </text:span></text:span><text:span text:style-name="Source_20_Text"><text:span text:style-name="T18">-</text:span></text:span><text:span text:style-name="Source_20_Text"><text:span text:style-name="T9"> best_bid</text:span></text:span></text:p>
      <text:p text:style-name="P3"><text:span text:style-name="Source_20_Text"><text:span text:style-name="T9">imbalance </text:span></text:span><text:span text:style-name="Source_20_Text"><text:span text:style-name="T18">=</text:span></text:span><text:span text:style-name="Source_20_Text"><text:span text:style-name="T9"> (bid_vol1 </text:span></text:span><text:span text:style-name="Source_20_Text"><text:span text:style-name="T18">-</text:span></text:span><text:span text:style-name="Source_20_Text"><text:span text:style-name="T9"> ask_vol1) </text:span></text:span><text:span text:style-name="Source_20_Text"><text:span text:style-name="T18">/</text:span></text:span><text:span text:style-name="Source_20_Text"><text:span text:style-name="T9"> (bid_vol1 </text:span></text:span><text:span text:style-name="Source_20_Text"><text:span text:style-name="T18">+</text:span></text:span><text:span text:style-name="Source_20_Text"><text:span text:style-name="T9"> ask_vol1)</text:span></text:span></text:p>
      <text:p text:style-name="P3"><text:span text:style-name="Source_20_Text"><text:span text:style-name="T9">volatility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std(last_100_midprice_changes)</text:span></text:span></text:p>
      <text:p text:style-name="P3"><text:span text:style-name="Source_20_Text"><text:span text:style-name="T9">momentum </text:span></text:span><text:span text:style-name="Source_20_Text"><text:span text:style-name="T18">=</text:span></text:span><text:span text:style-name="Source_20_Text"><text:span text:style-name="T9"> mid_price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mean(last_5_midprices)</text:span></text:span></text:p>
      <text:p text:style-name="P4"><text:span text:style-name="Source_20_Text"><text:span text:style-name="T9">features </text:span></text:span><text:span text:style-name="Source_20_Text"><text:span text:style-name="T18">=</text:span></text:span><text:span text:style-name="Source_20_Text"><text:span text:style-name="T9"> np</text:span></text:span><text:span text:style-name="Source_20_Text"><text:span text:style-name="T18">.</text:span></text:span><text:span text:style-name="Source_20_Text"><text:span text:style-name="T9">array([inventory, spread, imbalance, volatility, momentum])</text:span></text:span></text:p>
      <text:p text:style-name="Text_20_body">This feature vector would then be fed into the agent’s neural network to decide an action. Effective feature engineering (or using representation learning to let the neural net figure out features) can significantly enhance the performance of AI market-making strategies.</text:p>
      <text:h text:style-name="Heading_20_3" text:outline-level="3"><text:bookmark-start text:name="__RefHeading___Toc126_1984277847"/><text:soft-page-break/>Execution Strategies for Real-Time Deployment<text:bookmark-end text:name="__RefHeading___Toc126_1984277847"/></text:h>
      <text:p text:style-name="Text_20_body">Deploying a market-making bot on a cryptocurrency exchange or a perpetual futures platform involves connecting to exchange APIs and handling real-time events with low latency. Some implementation considerations:</text:p>
      <text:list xml:id="list2552778697" text:style-name="L8">
        <text:list-item>
          <text:p text:style-name="P17"><text:span text:style-name="Strong_20_Emphasis">Exchange API</text:span>: Most crypto exchanges offer REST and WebSocket APIs. A market maker would use WebSocket feeds to get live order book updates and trades (for low latency and push-based updates), and REST or specific trading endpoints to send orders. Python libraries like <text:span text:style-name="Source_20_Text">ccxt</text:span> provide unified interfaces to many exchanges, though high-frequency market makers often implement directly against exchange-specific APIs for performance. </text:p>
        </text:list-item>
        <text:list-item>
          <text:p text:style-name="P17"><text:span text:style-name="Strong_20_Emphasis">Order Management</text:span>: The bot needs to maintain its outstanding orders (usually one bid and one ask at a time for a simple strategy). If an order is filled, it should place a new one to replace it (replenish liquidity). If partially filled or if the price moves far from the order, it might cancel and re-place closer to the mid. This logic must run continuously. Typically, a loop or asynchronous event handler processes incoming market data, updates the agent’s state, and whenever the agent’s policy triggers a change in quotes, the bot cancels old orders and submits new limit orders at the new prices. The Python <text:span text:style-name="Source_20_Text">asyncio</text:span> library or multi-threading can be used to manage concurrent tasks (listening to data vs sending orders). </text:p>
        </text:list-item>
        <text:list-item>
          <text:p text:style-name="P17"><text:span text:style-name="Strong_20_Emphasis">Latency and Reaction</text:span>: In crypto markets, latency is important but not as critical as in traditional equity markets – a few milliseconds to tens of milliseconds can be acceptable. Still, the code should be efficient: using vectorized numpy operations or pre-allocating data structures for speed. In our DQN example, the network prediction is just a matrix multiplication, which is very fast. For a deep network, one might use GPU acceleration if needed, but often the inference can run on CPU given the small batch (just one state to predict at a time). It’s important to ensure that the time between receiving a market update and sending a new order is minimized, to avoid quoting stale prices. </text:p>
        </text:list-item>
        <text:list-item>
          <text:p text:style-name="P17"><text:span text:style-name="Strong_20_Emphasis">Risk Checks</text:span>: Even with AI, hard risk limits are implemented as a safety net. For example, the code will not allow the inventory to exceed a certain number of contracts/coins – if it does, the bot might automatically start reducing position by sending market orders or by widening the opposite quote significantly. Other checks include a kill-switch if the bot’s cumulative losses exceed a threshold, or if connectivity to the exchange is lost (to avoid quoting without control). In Python, one might implement a separate risk monitor thread that constantly checks these conditions. </text:p>
        </text:list-item>
        <text:list-item>
          <text:p text:style-name="P16"><text:span text:style-name="Strong_20_Emphasis">Logging and Monitoring</text:span>: The bot should log its actions, decisions, and P&amp;L in real time. This is crucial for debugging and improving the algorithm. Python’s logging module can be used to log events like order placements, fills, inventory changes, and agent decisions (e.g., logging the state and chosen action each time the agent acts). Monitoring dashboards or alerts can be set up to watch the bot’s performance metrics (latency, fill rates, inventory, P&amp;L, etc.). </text:p>
        </text:list-item>
      </text:list>
      <text:p text:style-name="Text_20_body">From an implementation standpoint, integrating the AI model with execution is an engineering task: one might have the trained model serialized (if using a framework like PyTorch, saved as a <text:span text:style-name="Source_20_Text">.pt</text:span> file) and load it in a live trading script. The script then subscribes to market data, computes features in real time, feeds them into the model to get an action (e.g. predict Q-values and choose best action), and then executes the corresponding order placement logic. Many market makers also simulate the strategy on historical data (backtesting) or a paper trading environment provided by <text:soft-page-break/>exchanges before going live. This helps ensure that the Python code performs as expected and that the model’s decisions are reasonable when faced with real market conditions (including edge cases like rapid price spikes, or exchange messages out of order).</text:p>
      <text:p text:style-name="Text_20_body">In summary, a Python implementation of an AI-based market maker involves both the <text:span text:style-name="Strong_20_Emphasis">algorithmic logic (model prediction)</text:span> and the <text:span text:style-name="Strong_20_Emphasis">trading infrastructure</text:span> to interact with markets. The example provided above covers the algorithmic training part on a toy model. For a production system, one would expand on it with robust data pipelines and order management.</text:p>
      <text:h text:style-name="Heading_20_2" text:outline-level="2"><text:bookmark-start text:name="__RefHeading___Toc128_1984277847"/>Performance Evaluation Metrics<text:bookmark-end text:name="__RefHeading___Toc128_1984277847"/></text:h>
      <text:p text:style-name="Text_20_body">Evaluating a market-making strategy requires looking at both profitability and risk. Given the often large number of small trades a market maker does, traditional metrics need to be adjusted. Key performance metrics include:</text:p>
      <text:list xml:id="list4260418144" text:style-name="L9">
        <text:list-item>
          <text:p text:style-name="P18"><text:span text:style-name="Strong_20_Emphasis">PnL and PnL per trade:</text:span> The total Profit and Loss (PnL) over a trading period is of course fundamental. However, just looking at total PnL can be misleading if it was achieved by taking on too much risk. <text:span text:style-name="Strong_20_Emphasis">PnL per trade</text:span> (average profit per executed trade) is a useful metric for market making because it reflects strategy efficiency. A market maker might have thousands of trades with a small profit on each; if the average PnL per trade is positive and consistent, the strategy is likely sound. If the average PnL per trade is near zero or negative, the strategy may be relying on a few large favorable moves (which is not the intent of true market making). This metric can be computed by dividing total PnL by the number of trades, and further broken down by trade type (PnL on buys vs sells) to see if one side is consistently losing.</text:p>
        </text:list-item>
        <text:list-item>
          <text:p text:style-name="P18"><text:span text:style-name="Strong_20_Emphasis">Sharpe Ratio:</text:span> The Sharpe ratio is a widely used metric for risk-adjusted return, defined as $ \text{Sharpe} = \frac{E[R]}{\sigma(R)} $, where $R$ are the strategy’s returns (often daily returns) (<text:a xlink:type="simple" xlink:href="https://journals.plos.org/plosone/article/file?type=printable&amp;id=10.1371/journal.pone.0277042#:~:text=Our%20fitness%20function%20is%20the,yield%20the%20highest%20Sharpe%20ratio" text:style-name="Internet_20_link" text:visited-style-name="Visited_20_Internet_20_Link">A reinforcement learning approach to improve the performance of the Avellaneda-Stoikov market-making algorithm</text:a>). For a market maker, we can treat each day’s PnL as a return (or if trading on margin, compute returns on capital). The Sharpe ratio penalizes volatility of returns. Market making typically yields a high Sharpe (because returns are more steady and less correlated with market direction), but one must check this. AI-driven strategies can sometimes boost average returns without increasing risk proportionally, thereby improving Sharpe. For example, if an RL agent learns to avoid trading during highly volatile periods, it might significantly reduce the variance of PnL while keeping the average PnL the same, resulting in a higher Sharpe ratio. In evaluations reported in literature, RL-based market makers have achieved higher Sharpe ratios than baseline strategies (<text:a xlink:type="simple" xlink:href="https://journals.plos.org/plosone/article/file?type=printable&amp;id=10.1371/journal.pone.0277042#:~:text=outperformed%20Gen,a%20source%20of%20concern%20for" text:style-name="Internet_20_link" text:visited-style-name="Visited_20_Internet_20_Link">A reinforcement learning approach to improve the performance of the Avellaneda-Stoikov market-making algorithm</text:a>). A Sharpe above 1 or 2 (on an annualized basis) is considered good in traditional trading; some high-frequency market making strategies can reach Sharpe ratios in the high single digits (due to very consistent small profits). It’s important to compute Sharpe on out-of-sample data to ensure the AI model generalizes well.</text:p>
        </text:list-item>
        <text:list-item>
          <text:p text:style-name="P18"><text:span text:style-name="Strong_20_Emphasis">Drawdowns and Stability:</text:span> Metrics like <text:span text:style-name="Strong_20_Emphasis">maximum drawdown</text:span> (the largest peak-to-trough loss) are critical. A market-making strategy should not have deep drawdowns if it’s truly providing liquidity and managing inventory – large drawdowns could indicate it got caught with a big inventory during a price trend. AI-based strategies are evaluated on whether they <text:soft-page-break/>reduce drawdowns or not. For instance, if an RL agent is too aggressive, it might have higher PnL on average but also a few very large losses (drawdowns) when it misjudges a regime. In one study, while an RL agent improved Sharpe, it also showed occasional large drawdowns due to “excessive risk-taking” (<text:a xlink:type="simple" xlink:href="https://journals.plos.org/plosone/article/file?type=printable&amp;id=10.1371/journal.pone.0277042#:~:text=other%20baseline%20models%20on%20all,taking" text:style-name="Internet_20_link" text:visited-style-name="Visited_20_Internet_20_Link">A reinforcement learning approach to improve the performance of the Avellaneda-Stoikov market-making algorithm</text:a>). This highlights that metrics must be examined in combination: an AI strategy that improves average PnL but also increases tail risk might be undesirable. Sortino ratio (which is like Sharpe but only considers downside volatility) is another metric used to focus on negative variance (<text:a xlink:type="simple" xlink:href="https://journals.plos.org/plosone/article/file?type=printable&amp;id=10.1371/journal.pone.0277042#:~:text=match%20at%20L1727%20•%20Sortino,Sortino%20ratio%20¼%20meanðreturnsÞ" text:style-name="Internet_20_link" text:visited-style-name="Visited_20_Internet_20_Link">A reinforcement learning approach to improve the performance of the Avellaneda-Stoikov market-making algorithm</text:a>).</text:p>
        </text:list-item>
        <text:list-item>
          <text:p text:style-name="P18"><text:span text:style-name="Strong_20_Emphasis">Inventory Turnover and Utilization:</text:span> This metric reflects how actively the strategy uses its inventory capacity. It can be defined as the total trading volume (or total inventory bought and sold over a period) divided by the average inventory held. A high inventory turnover means the market maker is frequently turning over its positions – a sign of a healthy liquidity-providing strategy. Low turnover might indicate the market maker is sitting on positions and not trading out of them (which is risky). We can also measure the fraction of time the inventory is at risk limits. Ideally, an AI market maker keeps inventory mean near zero and only occasionally hits limits. If using AI, one might check <text:span text:style-name="Strong_20_Emphasis">inventory variance</text:span> – a good strategy should keep inventory variance low relative to its trading volume. This can be tracked by metrics like <text:span text:style-name="Emphasis">average absolute inventory</text:span> (how far from zero on average) or <text:span text:style-name="Emphasis">time-weighted inventory distribution</text:span>. An AI that is effective in inventory management will have a lower average absolute inventory than a naive strategy for the same trading volume.</text:p>
        </text:list-item>
        <text:list-item>
          <text:p text:style-name="P18"><text:span text:style-name="Strong_20_Emphasis">Hit Rate and Fill Ratio:</text:span> These microstructure metrics look at how often the quotes result in trades. The <text:span text:style-name="Strong_20_Emphasis">hit rate</text:span> could mean the percentage of time the posted quotes get executed before being canceled or moved. A market maker wants a decent hit rate (otherwise it’s providing quotes that no one trades with, meaning missed opportunities or too wide spreads). On the other hand, too high a hit rate might mean quotes are too aggressive (tight), possibly leading to being picked off by informed traders. AI strategies can be evaluated on whether they manage to improve the <text:span text:style-name="Emphasis">quality</text:span> of executions – e.g., by measuring <text:span text:style-name="Strong_20_Emphasis">realized spread</text:span> (the spread captured minus any adverse price movement after the trade). If a market maker buys at its bid, and shortly after the mid-price falls, the realized spread of that trade is lower than the quoted spread. An intelligent strategy might have a higher average realized spread by avoiding trades right before adverse moves.</text:p>
        </text:list-item>
        <text:list-item>
          <text:p text:style-name="P18"><text:span text:style-name="Strong_20_Emphasis">Benchmarking Against Traditional Approaches:</text:span> To truly assess performance, AI/ML-based market-making methods are often benchmarked against baseline strategies. For example, one baseline could be the Avellaneda–Stoikov formula-based strategy with fixed parameters; another could be a simple strategy that always quotes a fixed spread. The metrics mentioned (PnL, Sharpe, drawdowns, etc.) are compared. In empirical studies, AI-driven methods like deep RL have shown improvements in both profitability and risk-adjusted measures. In the PLOS One study (Falces et al. 2022), the RL-augmented strategy (“Alpha-AS”) outperformed the pure Avellaneda–Stoikov strategy in terms of Sharpe and Sortino ratios and P&amp;L-to-risk metrics (<text:a xlink:type="simple" xlink:href="https://journals.plos.org/plosone/article/file?type=printable&amp;id=10.1371/journal.pone.0277042#:~:text=Sharpe%2C%20Sor%02tino%20and%20P%26L,AS%20models%20substantially" text:style-name="Internet_20_link" text:visited-style-name="Visited_20_Internet_20_Link">A reinforcement learning approach to improve the performance of the Avellaneda-Stoikov market-making algorithm</text:a>) (<text:a xlink:type="simple" xlink:href="https://journals.plos.org/plosone/article/file?type=printable&amp;id=10.1371/journal.pone.0277042#:~:text=the%20Sharpe%20ratio%2C%20the%20Sortino,days%20for%20which%20each%20model" text:style-name="Internet_20_link" text:visited-style-name="Visited_20_Internet_20_Link">A reinforcement learning approach to improve the performance of the Avellaneda-Stoikov market-making algorithm</text:a>). <text:soft-page-break/>Such comparisons demonstrate the value added by the AI: for instance, an RL agent might achieve a Sharpe of 3.0 vs 2.0 for the baseline, and a 10% higher average daily PnL, with a similar maximum drawdown. It’s important that these comparisons are done on the same data (backtest or live trial) to be fair.</text:p>
        </text:list-item>
        <text:list-item>
          <text:p text:style-name="P18"><text:span text:style-name="Strong_20_Emphasis">Sharpe Ratio over shorter windows:</text:span> Since market making yields many data points, one can also compute metrics on a per-day or per-week basis to see consistency. A good strategy will have positive PnL in a high percentage of days. One can report the <text:span text:style-name="Strong_20_Emphasis">win rate</text:span> (percentage of profitable days) and the distribution of daily returns. Ideally, an AI market maker has a tighter distribution of returns than a heuristic one, indicating more consistency.</text:p>
        </text:list-item>
      </text:list>
      <text:p text:style-name="Text_20_body">In practice, evaluating an AI-based market maker is an ongoing process. After deployment, one would continuously monitor these metrics and retrain or adjust the model if performance decays or risk increases (for example, if market conditions change, the Sharpe might drop, signaling it’s time to update the strategy). Performance metrics also feed into the reward design of reinforcement learning – for example, if you want to directly optimize Sharpe, you might incorporate that into the training objective.</text:p>
      <text:h text:style-name="Heading_20_2" text:outline-level="2"><text:bookmark-start text:name="__RefHeading___Toc130_1984277847"/>Challenges and Future Directions<text:bookmark-end text:name="__RefHeading___Toc130_1984277847"/></text:h>
      <text:p text:style-name="Text_20_body">While AI and machine learning offer powerful tools for market making, there are significant challenges and ongoing research areas:</text:p>
      <text:list xml:id="list1063146179" text:style-name="L10">
        <text:list-item>
          <text:p text:style-name="P19"><text:span text:style-name="Strong_20_Emphasis">Market Non-Stationarity:</text:span> One fundamental challenge is that markets change over time – a strategy trained on past data may falter in new regimes (e.g., a sudden shift in volatility or the entrance of a large competitor in the order book). AI models, especially those trained via supervised learning or reinforcement learning on historical data, can <text:span text:style-name="Strong_20_Emphasis">overfit</text:span> to past conditions. For instance, a deep RL agent might learn to be very aggressive in a period of low volatility because it rarely experienced big price swings in training; when volatility spikes, it might suffer large losses. Ensuring robustness to regime changes is difficult. Techniques like continual learning, frequent retraining, or training on a diverse dataset covering many market conditions are used, but there is always a risk that the model needs updating. This ties into <text:span text:style-name="Strong_20_Emphasis">concept drift</text:span> in ML – the statistical properties of the environment shift. Unsupervised regime detection (as discussed) can help signal when a model’s policy might no longer be optimal. Future research includes <text:span text:style-name="Strong_20_Emphasis">meta-learning</text:span> strategies that can adapt on the fly to new market conditions or <text:span text:style-name="Strong_20_Emphasis">online learning</text:span> where the model updates its parameters with new data in real-time (carefully, to avoid instability).</text:p>
        </text:list-item>
        <text:list-item>
          <text:p text:style-name="P19"><text:span text:style-name="Strong_20_Emphasis">Tail-Risk and Black Swan Events:</text:span> Market makers, by their nature, are short volatility – they earn small consistent profits but can lose a lot in extreme events. AI models might not have seen truly extreme events in training (e.g., the March 2020 crypto crash or an exchange outage). This makes them potentially vulnerable to <text:span text:style-name="Strong_20_Emphasis">black swan events</text:span>. Hard-coding some safety responses is usually necessary (e.g., “if price drops more than X% in a minute, cancel all orders”). But an AI that hasn’t experienced something can react unpredictably. One future direction is stress-testing AI market makers with simulated extreme scenarios and incorporating that into training (perhaps via adversarial training or worst-case optimization). Some research is looking at <text:span text:style-name="Strong_20_Emphasis">safe reinforcement learning</text:span>, which includes constraints for safety.</text:p>
        </text:list-item>
        <text:list-item>
          <text:p text:style-name="P19"><text:soft-page-break/><text:span text:style-name="Strong_20_Emphasis">Interpretability and Transparency:</text:span> AI models, especially deep neural networks, are often black boxes. In finance, interpretability is valuable – traders want to understand why a model is suggesting certain actions, especially if something goes wrong. With a traditional model like Avellaneda–Stoikov, one can trace a poor decision to maybe a parameter like risk aversion being too low. But with a deep RL policy, it might not be clear which input or neuron caused an aggressive quote. This lack of interpretability can make risk management uneasy. Future work in <text:span text:style-name="Strong_20_Emphasis">explainable AI (XAI)</text:span> for trading might provide tools to interpret an RL agent’s policy (for example, by analyzing which features strongly influence decisions). There is also interest in using simpler surrogate models to approximate the AI’s behavior for transparency.</text:p>
        </text:list-item>
        <text:list-item>
          <text:p text:style-name="P19"><text:span text:style-name="Strong_20_Emphasis">Sparse Rewards and Exploration in RL:</text:span> Training an RL agent for market making can be tricky – the reward signal (profit) is noisy and sparse (only realized when trades happen or when inventory is valued). It can take a long time to learn good strategies, and the exploration of the space (especially if actions are continuous like actual price levels) is challenging. Researchers are exploring ways to shape rewards or decompose the problem to speed up learning. One approach is to use <text:span text:style-name="Strong_20_Emphasis">curriculum learning</text:span>: start the training agent in a simulated easy market (low volatility, symmetric flow) and gradually increase complexity as it learns, rather than throwing it into a complex environment immediately. Another is <text:span text:style-name="Strong_20_Emphasis">multi-agent reinforcement learning</text:span>, where the market environment itself is simulated with multiple learning agents (some as market makers, some as takers), so the agent learns to respond to other intelligent agents, not just a static model of order flow (<text:a xlink:type="simple" xlink:href="https://ideas.repec.org/p/arx/papers/2402.10803.html#:~:text=Building%20on%20a%20previous%20foundation,both%20individual%20and%20collective%20agents" text:style-name="Internet_20_link" text:visited-style-name="Visited_20_Internet_20_Link">Modelling crypto markets by multi-agent reinforcement learning</text:a>) (<text:a xlink:type="simple" xlink:href="https://ideas.repec.org/p/arx/papers/2402.10803.html#:~:text=information%3A%20the%20market%20prices%20themselves%2C,of%20that%20particular%20time%20period" text:style-name="Internet_20_link" text:visited-style-name="Visited_20_Internet_20_Link">Modelling crypto markets by multi-agent reinforcement learning</text:a>). This can create a more robust policy that can handle strategic behavior by others.</text:p>
        </text:list-item>
        <text:list-item>
          <text:p text:style-name="P19"><text:span text:style-name="Strong_20_Emphasis">Multi-Agent Market Environments:</text:span> Extending the above, future market simulators involve multiple RL agents interacting, which is akin to training a population of market-making bots and possibly arbitrage bots and even adversarial traders. A recent study introduced a multi-agent RL model to simulate crypto market microstructure with many agents learning simultaneously (<text:a xlink:type="simple" xlink:href="https://ideas.repec.org/p/arx/papers/2402.10803.html#:~:text=Building%20on%20a%20previous%20foundation,both%20individual%20and%20collective%20agents" text:style-name="Internet_20_link" text:visited-style-name="Visited_20_Internet_20_Link">Modelling crypto markets by multi-agent reinforcement learning</text:a>). Such a simulation can produce more lifelike scenarios (for example, agents compete for order flow, and one agent’s action can affect others). For a single market-making agent, training in a multi-agent environment might teach it more robust strategies (since it cannot assume others are static). This area is complex because multi-agent learning can be unstable (non-stationary environment from each agent’s perspective). Techniques like <text:span text:style-name="Strong_20_Emphasis">fictitious play</text:span>, <text:span text:style-name="Strong_20_Emphasis">Nash equilibrium-finding</text:span>, or <text:span text:style-name="Strong_20_Emphasis">agent population training</text:span> are being researched to create stable outcomes. In the future, we might see market-making algorithms that have been co-trained with other algorithms, leading to an equilibrium where each has learned to optimally respond to the others – effectively an AI arms race leading to very efficient markets.</text:p>
        </text:list-item>
        <text:list-item>
          <text:p text:style-name="P19"><text:span text:style-name="Strong_20_Emphasis">Integration of Other Data (Multimodal AI)</text:span>: Thus far we discussed using market data (prices, volumes). Another future direction is integrating <text:span text:style-name="Strong_20_Emphasis">alternative data</text:span> or <text:span text:style-name="Strong_20_Emphasis">news sentiment</text:span> into market making. For example, an AI market maker could adjust its quotes not just on order flow, but also on real-time news or Twitter sentiment analysis for the cryptocurrency. If a major development occurs (like a security breach on an exchange or a <text:soft-page-break/>regulatory announcement), the model could detect an anomaly in sentiment and pre-emptively reduce exposure. Some advanced strategies might feed in on-chain analytics (in crypto, data like large transfers or blockchain metrics) to anticipate large trader behavior. This merges the line between market making and discretionary trading, but AI can potentially handle many data sources to make more informed decisions.</text:p>
        </text:list-item>
        <text:list-item>
          <text:p text:style-name="P19"><text:span text:style-name="Strong_20_Emphasis">Compute and Infrastructure Challenges:</text:span> AI-based strategies, especially deep learning ones, require substantial computational resources to train and sometimes to run. While training can be done offline, running an AI model in real time 24/7 (crypto never sleeps) demands a reliable infrastructure. Latency and throughput requirements mean that Python (being an interpreted language) might become a bottleneck if not optimized – many high-frequency traders eventually move critical parts to C++ or use just-in-time compilation (e.g., Numba) for Python. There’s a trade-off between model complexity and execution speed. One future approach could be <text:span text:style-name="Strong_20_Emphasis">model simplification or distillation</text:span> – train a complex model, then distill it to a simpler approximation that runs faster in production.</text:p>
        </text:list-item>
        <text:list-item>
          <text:p text:style-name="P19"><text:span text:style-name="Strong_20_Emphasis">Regulation and Market Impact:</text:span> If AI market makers become predominant, their interactions might create new market dynamics. Regulators might be concerned if an algorithm causes a liquidity crunch or if multiple bots herding on the same signals lead to crashes. Future research might investigate how to design AI that is not just selfishly optimal but also contributes to overall market stability. Concepts from <text:span text:style-name="Strong_20_Emphasis">game theory</text:span> and <text:span text:style-name="Strong_20_Emphasis">mechanism design</text:span> could come into play – exchanges might offer incentives for behaviors that reduce volatility, which AI agents would need to incorporate into their objective.</text:p>
        </text:list-item>
      </text:list>
      <text:p text:style-name="Text_20_body">In conclusion, AI/ML-based market making is a rapidly evolving field. Early results show that reinforcement learning and other AI techniques can improve liquidity provision and profitability (<text:a xlink:type="simple" xlink:href="https://journals.plos.org/plosone/article/file?type=printable&amp;id=10.1371/journal.pone.0277042#:~:text=outperformed%20Gen,a%20source%20of%20concern%20for" text:style-name="Internet_20_link" text:visited-style-name="Visited_20_Internet_20_Link">A reinforcement learning approach to improve the performance of the Avellaneda-Stoikov market-making algorithm</text:a>), but ensuring stability and robustness remains an ongoing challenge. Future directions like multi-agent simulations (<text:a xlink:type="simple" xlink:href="https://ideas.repec.org/p/arx/papers/2402.10803.html#:~:text=Building%20on%20a%20previous%20foundation,both%20individual%20and%20collective%20agents" text:style-name="Internet_20_link" text:visited-style-name="Visited_20_Internet_20_Link">Modelling crypto markets by multi-agent reinforcement learning</text:a>), risk-aware learning, and hybrid human-AI oversight are likely to shape the next generation of market-making algorithms. The perpetual futures market, with its high leverage and unique funding rate mechanism, is an exciting arena for these developments – an AI that can optimize not only trading P&amp;L but also earnings from funding payments (or costs if on the wrong side) would be extremely valuable. The marriage of financial mathematics with modern AI is leading to novel strategies that continue to redefine how liquidity is supplied in the digital asset markets. The <text:span text:style-name="Strong_20_Emphasis">feedback loop</text:span> of evaluating these methods on real data (using the metrics discussed) and refining them will drive both academic research and practical innovations in algorithmic trad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16:27:51.611808373</meta:creation-date>
    <dc:date>2025-03-04T19:50:28.312901663</dc:date>
    <meta:editing-duration>PT3H22M21S</meta:editing-duration>
    <meta:editing-cycles>11</meta:editing-cycles>
    <meta:generator>LibreOffice/7.3.7.2$Linux_X86_64 LibreOffice_project/30$Build-2</meta:generator>
    <meta:document-statistic meta:table-count="0" meta:image-count="0" meta:object-count="0" meta:page-count="20" meta:paragraph-count="215" meta:word-count="10659" meta:character-count="71886" meta:non-whitespace-character-count="60677"/>
  </office:meta>
</office:document-meta>
</file>